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84cm"/>
    </style:style>
    <style:style style:name="co3" style:family="table-column">
      <style:table-column-properties fo:break-before="auto" style:column-width="29.12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413-6090</text:p>
          </table:table-cell>
          <table:table-cell office:value-type="string">
            <text:p>ECONOMIA <text:s text:c="41"/></text:p>
          </table:table-cell>
          <table:table-cell office:value-type="string">
            <text:p>A Economia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273</text:p>
          </table:table-cell>
          <table:table-cell office:value-type="string">
            <text:p>ECONOMIA <text:s text:c="41"/></text:p>
          </table:table-cell>
          <table:table-cell office:value-type="string">
            <text:p>Academy of Management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21</text:p>
          </table:table-cell>
          <table:table-cell office:value-type="string">
            <text:p>ECONOMIA <text:s text:c="41"/></text:p>
          </table:table-cell>
          <table:table-cell office:value-type="string">
            <text:p>Acta Scientiarum. Agronom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4-4524</text:p>
          </table:table-cell>
          <table:table-cell office:value-type="string">
            <text:p>ECONOMIA <text:s text:c="41"/></text:p>
          </table:table-cell>
          <table:table-cell office:value-type="string">
            <text:p>Actuel Mar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4477</text:p>
          </table:table-cell>
          <table:table-cell office:value-type="string">
            <text:p>ECONOMIA <text:s text:c="41"/></text:p>
          </table:table-cell>
          <table:table-cell office:value-type="string">
            <text:p>Agribusiness (New York, N.Y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150</text:p>
          </table:table-cell>
          <table:table-cell office:value-type="string">
            <text:p>ECONOMIA <text:s text:c="41"/></text:p>
          </table:table-cell>
          <table:table-cell office:value-type="string">
            <text:p>Agricultural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591</text:p>
          </table:table-cell>
          <table:table-cell office:value-type="string">
            <text:p>ECONOMIA <text:s text:c="41"/></text:p>
          </table:table-cell>
          <table:table-cell office:value-type="string">
            <text:p>Alcance (UNIVALI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58</text:p>
          </table:table-cell>
          <table:table-cell office:value-type="string">
            <text:p>ECONOMIA <text:s text:c="41"/></text:p>
          </table:table-cell>
          <table:table-cell office:value-type="string">
            <text:p>Amazônia (Banco da Amazônia.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28</text:p>
          </table:table-cell>
          <table:table-cell office:value-type="string">
            <text:p>ECONOMIA <text:s text:c="41"/></text:p>
          </table:table-cell>
          <table:table-cell office:value-type="string">
            <text:p>Amazônia (UFPA. 2004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ECONOMIA <text:s text:c="41"/></text:p>
          </table:table-cell>
          <table:table-cell office:value-type="string">
            <text:p>Âmbit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2253</text:p>
          </table:table-cell>
          <table:table-cell office:value-type="string">
            <text:p>ECONOMIA <text:s text:c="41"/></text:p>
          </table:table-cell>
          <table:table-cell office:value-type="string">
            <text:p>America Latina en la Historía Económ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092</text:p>
          </table:table-cell>
          <table:table-cell office:value-type="string">
            <text:p>ECONOMIA <text:s text:c="41"/></text:p>
          </table:table-cell>
          <table:table-cell office:value-type="string">
            <text:p>American Journal of Agricultural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6135</text:p>
          </table:table-cell>
          <table:table-cell office:value-type="string">
            <text:p>ECONOMIA <text:s text:c="41"/></text:p>
          </table:table-cell>
          <table:table-cell office:value-type="string">
            <text:p>American Journal of Transplan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80</text:p>
          </table:table-cell>
          <table:table-cell office:value-type="string">
            <text:p>ECONOMIA <text:s text:c="41"/></text:p>
          </table:table-cell>
          <table:table-cell office:value-type="string">
            <text:p>Análise (PUCR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924</text:p>
          </table:table-cell>
          <table:table-cell office:value-type="string">
            <text:p>ECONOMIA <text:s text:c="41"/></text:p>
          </table:table-cell>
          <table:table-cell office:value-type="string">
            <text:p>Análise Econômica (UFR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5330</text:p>
          </table:table-cell>
          <table:table-cell office:value-type="string">
            <text:p>ECONOMIA <text:s text:c="41"/></text:p>
          </table:table-cell>
          <table:table-cell office:value-type="string">
            <text:p>Annals of Opera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7383</text:p>
          </table:table-cell>
          <table:table-cell office:value-type="string">
            <text:p>ECONOMIA <text:s text:c="41"/></text:p>
          </table:table-cell>
          <table:table-cell office:value-type="string">
            <text:p>Annals of Tourism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46</text:p>
          </table:table-cell>
          <table:table-cell office:value-type="string">
            <text:p>ECONOMIA <text:s text:c="41"/></text:p>
          </table:table-cell>
          <table:table-cell office:value-type="string">
            <text:p>Applied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851</text:p>
          </table:table-cell>
          <table:table-cell office:value-type="string">
            <text:p>ECONOMIA <text:s text:c="41"/></text:p>
          </table:table-cell>
          <table:table-cell office:value-type="string">
            <text:p>Applied Economics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07</text:p>
          </table:table-cell>
          <table:table-cell office:value-type="string">
            <text:p>ECONOMIA <text:s text:c="41"/></text:p>
          </table:table-cell>
          <table:table-cell office:value-type="string">
            <text:p>Applied Financial Econom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546</text:p>
          </table:table-cell>
          <table:table-cell office:value-type="string">
            <text:p>ECONOMIA <text:s text:c="41"/></text:p>
          </table:table-cell>
          <table:table-cell office:value-type="string">
            <text:p>Applied Financial Economics Letter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5452</text:p>
          </table:table-cell>
          <table:table-cell office:value-type="string">
            <text:p>ECONOMIA <text:s text:c="41"/></text:p>
          </table:table-cell>
          <table:table-cell office:value-type="string">
            <text:p>Applied Mathematic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ECONOMIA <text:s text:c="41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ECONOMIA <text:s text:c="41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216</text:p>
          </table:table-cell>
          <table:table-cell office:value-type="string">
            <text:p>ECONOMIA <text:s text:c="41"/></text:p>
          </table:table-cell>
          <table:table-cell office:value-type="string">
            <text:p>Aussenwirtschaf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985X</text:p>
          </table:table-cell>
          <table:table-cell office:value-type="string">
            <text:p>ECONOMIA <text:s text:c="41"/></text:p>
          </table:table-cell>
          <table:table-cell office:value-type="string">
            <text:p>Australian Journal of Agricultural and Resource Econom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ECONOMIA <text:s text:c="41"/></text:p>
          </table:table-cell>
          <table:table-cell office:value-type="string">
            <text:p>Bahia Analise &amp; D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92</text:p>
          </table:table-cell>
          <table:table-cell office:value-type="string">
            <text:p>ECONOMIA <text:s text:c="41"/></text:p>
          </table:table-cell>
          <table:table-cell office:value-type="string">
            <text:p>BAR. Brazilian Administration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34X</text:p>
          </table:table-cell>
          <table:table-cell office:value-type="string">
            <text:p>ECONOMIA <text:s text:c="41"/></text:p>
          </table:table-cell>
          <table:table-cell office:value-type="string">
            <text:p>BBR. Brazilian Business Review (Edição em portuguê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447</text:p>
          </table:table-cell>
          <table:table-cell office:value-type="string">
            <text:p>ECONOMIA <text:s text:c="41"/></text:p>
          </table:table-cell>
          <table:table-cell office:value-type="string">
            <text:p>Brazilian Review of Econome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080</text:p>
          </table:table-cell>
          <table:table-cell office:value-type="string">
            <text:p>ECONOMIA <text:s text:c="41"/></text:p>
          </table:table-cell>
          <table:table-cell office:value-type="string">
            <text:p>British Journal of Industrial Rel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2303</text:p>
          </table:table-cell>
          <table:table-cell office:value-type="string">
            <text:p>ECONOMIA <text:s text:c="41"/></text:p>
          </table:table-cell>
          <table:table-cell office:value-type="string">
            <text:p>Brookings Papers on Economic Activ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918</text:p>
          </table:table-cell>
          <table:table-cell office:value-type="string">
            <text:p>ECONOMIA <text:s text:c="41"/></text:p>
          </table:table-cell>
          <table:table-cell office:value-type="string">
            <text:p>Bulletin of Indonesian Economic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39</text:p>
          </table:table-cell>
          <table:table-cell office:value-type="string">
            <text:p>ECONOMIA <text:s text:c="41"/></text:p>
          </table:table-cell>
          <table:table-cell office:value-type="string">
            <text:p>Cadernos de Economia (UNOE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CONOMIA <text:s text:c="41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711</text:p>
          </table:table-cell>
          <table:table-cell office:value-type="string">
            <text:p>ECONOMIA <text:s text:c="41"/></text:p>
          </table:table-cell>
          <table:table-cell office:value-type="string">
            <text:p>Cadernos do CE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ECONOMIA <text:s text:c="41"/></text:p>
          </table:table-cell>
          <table:table-cell office:value-type="string">
            <text:p>Cadernos EBAPE.BR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ECONOMIA <text:s text:c="41"/></text:p>
          </table:table-cell>
          <table:table-cell office:value-type="string">
            <text:p>Cadernos PROLAM/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66X</text:p>
          </table:table-cell>
          <table:table-cell office:value-type="string">
            <text:p>ECONOMIA <text:s text:c="41"/></text:p>
          </table:table-cell>
          <table:table-cell office:value-type="string">
            <text:p>Cambridge Journal of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85</text:p>
          </table:table-cell>
          <table:table-cell office:value-type="string">
            <text:p>ECONOMIA <text:s text:c="41"/></text:p>
          </table:table-cell>
          <table:table-cell office:value-type="string">
            <text:p>Canadian Journal of Ec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8168</text:p>
          </table:table-cell>
          <table:table-cell office:value-type="string">
            <text:p>ECONOMIA <text:s text:c="41"/></text:p>
          </table:table-cell>
          <table:table-cell office:value-type="string">
            <text:p>Capital &amp; Clas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44</text:p>
          </table:table-cell>
          <table:table-cell office:value-type="string">
            <text:p>ECONOMIA <text:s text:c="41"/></text:p>
          </table:table-cell>
          <table:table-cell office:value-type="string">
            <text:p>Carta Social e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ECONOMIA <text:s text:c="41"/></text:p>
          </table:table-cell>
          <table:table-cell office:value-type="string">
            <text:p>Cell Biochemistry and Fun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ECONOMIA <text:s text:c="41"/></text:p>
          </table:table-cell>
          <table:table-cell office:value-type="string">
            <text:p>CERNE (UF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ECONOMIA <text:s text:c="41"/></text:p>
          </table:table-cell>
          <table:table-cell office:value-type="string">
            <text:p>Chaos, Solitons and Frac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951X</text:p>
          </table:table-cell>
          <table:table-cell office:value-type="string">
            <text:p>ECONOMIA <text:s text:c="41"/></text:p>
          </table:table-cell>
          <table:table-cell office:value-type="string">
            <text:p>China Economic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4063</text:p>
          </table:table-cell>
          <table:table-cell office:value-type="string">
            <text:p>ECONOMIA <text:s text:c="41"/></text:p>
          </table:table-cell>
          <table:table-cell office:value-type="string">
            <text:p>Ciclos en la Historia, la Economía y la 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ECONOMIA <text:s text:c="41"/></text:p>
          </table:table-cell>
          <table:table-cell office:value-type="string">
            <text:p>Ciência e Agrotecnologia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ECONOMIA <text:s text:c="41"/></text:p>
          </table:table-cell>
          <table:table-cell office:value-type="string">
            <text:p>Ciência Rural (UFSM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558</text:p>
          </table:table-cell>
          <table:table-cell office:value-type="string">
            <text:p>ECONOMIA <text:s text:c="41"/></text:p>
          </table:table-cell>
          <table:table-cell office:value-type="string">
            <text:p>Clay Mineral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0601</text:p>
          </table:table-cell>
          <table:table-cell office:value-type="string">
            <text:p>ECONOMIA <text:s text:c="41"/></text:p>
          </table:table-cell>
          <table:table-cell office:value-type="string">
            <text:p>Comercio Exterior (Ed. español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18</text:p>
          </table:table-cell>
          <table:table-cell office:value-type="string">
            <text:p>ECONOMIA <text:s text:c="41"/></text:p>
          </table:table-cell>
          <table:table-cell office:value-type="string">
            <text:p>Communications in Statistics. Simulation and Comput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ECONOMIA <text:s text:c="41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140</text:p>
          </table:table-cell>
          <table:table-cell office:value-type="string">
            <text:p>ECONOMIA <text:s text:c="41"/></text:p>
          </table:table-cell>
          <table:table-cell office:value-type="string">
            <text:p>Comparative Political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ECONOMIA <text:s text:c="41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2-4801</text:p>
          </table:table-cell>
          <table:table-cell office:value-type="string">
            <text:p>ECONOMIA <text:s text:c="41"/></text:p>
          </table:table-cell>
          <table:table-cell office:value-type="string">
            <text:p>Comuniica (Ed. española. 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8-9212</text:p>
          </table:table-cell>
          <table:table-cell office:value-type="string">
            <text:p>ECONOMIA <text:s text:c="41"/></text:p>
          </table:table-cell>
          <table:table-cell office:value-type="string">
            <text:p>Confins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3529</text:p>
          </table:table-cell>
          <table:table-cell office:value-type="string">
            <text:p>ECONOMIA <text:s text:c="41"/></text:p>
          </table:table-cell>
          <table:table-cell office:value-type="string">
            <text:p>Contemporary Economic Poli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921</text:p>
          </table:table-cell>
          <table:table-cell office:value-type="string">
            <text:p>ECONOMIA <text:s text:c="41"/></text:p>
          </table:table-cell>
          <table:table-cell office:value-type="string">
            <text:p>Contributions to Political Econom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7180</text:p>
          </table:table-cell>
          <table:table-cell office:value-type="string">
            <text:p>ECONOMIA <text:s text:c="41"/></text:p>
          </table:table-cell>
          <table:table-cell office:value-type="string">
            <text:p>Cooperativismo y Desarrol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9232</text:p>
          </table:table-cell>
          <table:table-cell office:value-type="string">
            <text:p>ECONOMIA <text:s text:c="41"/></text:p>
          </table:table-cell>
          <table:table-cell office:value-type="string">
            <text:p>Corporate Ownership &amp; Contro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345</text:p>
          </table:table-cell>
          <table:table-cell office:value-type="string">
            <text:p>ECONOMIA <text:s text:c="41"/></text:p>
          </table:table-cell>
          <table:table-cell office:value-type="string">
            <text:p>Costos y Gest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21</text:p>
          </table:table-cell>
          <table:table-cell office:value-type="string">
            <text:p>ECONOMIA <text:s text:c="41"/></text:p>
          </table:table-cell>
          <table:table-cell office:value-type="string">
            <text:p>Desafio (Campo Gran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ECONOMIA <text:s text:c="41"/></text:p>
          </table:table-cell>
          <table:table-cell office:value-type="string">
            <text:p>Desenvolvimento e Meio Ambiente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55</text:p>
          </table:table-cell>
          <table:table-cell office:value-type="string">
            <text:p>ECONOMIA <text:s text:c="41"/></text:p>
          </table:table-cell>
          <table:table-cell office:value-type="string">
            <text:p>Desenvolvimento em Qu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533</text:p>
          </table:table-cell>
          <table:table-cell office:value-type="string">
            <text:p>ECONOMIA <text:s text:c="41"/></text:p>
          </table:table-cell>
          <table:table-cell office:value-type="string">
            <text:p>Developing Econom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6370</text:p>
          </table:table-cell>
          <table:table-cell office:value-type="string">
            <text:p>ECONOMIA <text:s text:c="41"/></text:p>
          </table:table-cell>
          <table:table-cell office:value-type="string">
            <text:p>Development (Rom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55X</text:p>
          </table:table-cell>
          <table:table-cell office:value-type="string">
            <text:p>ECONOMIA <text:s text:c="41"/></text:p>
          </table:table-cell>
          <table:table-cell office:value-type="string">
            <text:p>Development and Chang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82</text:p>
          </table:table-cell>
          <table:table-cell office:value-type="string">
            <text:p>ECONOMIA <text:s text:c="41"/></text:p>
          </table:table-cell>
          <table:table-cell office:value-type="string">
            <text:p>E &amp; G. Economia e Gestão (Cessou em 2008. Cont. ISSN 1984-6606 Revista Economia &amp; Gest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056</text:p>
          </table:table-cell>
          <table:table-cell office:value-type="string">
            <text:p>ECONOMIA <text:s text:c="41"/></text:p>
          </table:table-cell>
          <table:table-cell office:value-type="string">
            <text:p>Eastern Economic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8775</text:p>
          </table:table-cell>
          <table:table-cell office:value-type="string">
            <text:p>ECONOMIA <text:s text:c="41"/></text:p>
          </table:table-cell>
          <table:table-cell office:value-type="string">
            <text:p>Eastern European Econ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009</text:p>
          </table:table-cell>
          <table:table-cell office:value-type="string">
            <text:p>ECONOMIA <text:s text:c="41"/></text:p>
          </table:table-cell>
          <table:table-cell office:value-type="string">
            <text:p>Ecological Economic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ECONOMIA <text:s text:c="41"/></text:p>
          </table:table-cell>
          <table:table-cell office:value-type="string">
            <text:p>Ecological Model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4938</text:p>
          </table:table-cell>
          <table:table-cell office:value-type="string">
            <text:p>ECONOMIA <text:s text:c="41"/></text:p>
          </table:table-cell>
          <table:table-cell office:value-type="string">
            <text:p>Econometric Review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82</text:p>
          </table:table-cell>
          <table:table-cell office:value-type="string">
            <text:p>ECONOMIA <text:s text:c="41"/></text:p>
          </table:table-cell>
          <table:table-cell office:value-type="string">
            <text:p>Econometrica (Chicag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51X</text:p>
          </table:table-cell>
          <table:table-cell office:value-type="string">
            <text:p>ECONOMIA <text:s text:c="41"/></text:p>
          </table:table-cell>
          <table:table-cell office:value-type="string">
            <text:p>Economia &amp; Tecnologia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0X</text:p>
          </table:table-cell>
          <table:table-cell office:value-type="string">
            <text:p>ECONOMIA <text:s text:c="41"/></text:p>
          </table:table-cell>
          <table:table-cell office:value-type="string">
            <text:p>Economia &amp; Tecnologia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580</text:p>
          </table:table-cell>
          <table:table-cell office:value-type="string">
            <text:p>ECONOMIA <text:s text:c="41"/></text:p>
          </table:table-cell>
          <table:table-cell office:value-type="string">
            <text:p>Economia (Brasíl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531</text:p>
          </table:table-cell>
          <table:table-cell office:value-type="string">
            <text:p>ECONOMIA <text:s text:c="41"/></text:p>
          </table:table-cell>
          <table:table-cell office:value-type="string">
            <text:p>Economia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7470</text:p>
          </table:table-cell>
          <table:table-cell office:value-type="string">
            <text:p>ECONOMIA <text:s text:c="41"/></text:p>
          </table:table-cell>
          <table:table-cell office:value-type="string">
            <text:p>Economía (Washington, D.C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50</text:p>
          </table:table-cell>
          <table:table-cell office:value-type="string">
            <text:p>ECONOMIA <text:s text:c="41"/></text:p>
          </table:table-cell>
          <table:table-cell office:value-type="string">
            <text:p>Economia Aplicad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354</text:p>
          </table:table-cell>
          <table:table-cell office:value-type="string">
            <text:p>ECONOMIA <text:s text:c="41"/></text:p>
          </table:table-cell>
          <table:table-cell office:value-type="string">
            <text:p>Economia e Desenvolvimento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09</text:p>
          </table:table-cell>
          <table:table-cell office:value-type="string">
            <text:p>ECONOMIA <text:s text:c="41"/></text:p>
          </table:table-cell>
          <table:table-cell office:value-type="string">
            <text:p>Economia e Desenvolvimento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618</text:p>
          </table:table-cell>
          <table:table-cell office:value-type="string">
            <text:p>ECONOMIA <text:s text:c="41"/></text:p>
          </table:table-cell>
          <table:table-cell office:value-type="string">
            <text:p>Economia e Sociedade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482</text:p>
          </table:table-cell>
          <table:table-cell office:value-type="string">
            <text:p>ECONOMIA <text:s text:c="41"/></text:p>
          </table:table-cell>
          <table:table-cell office:value-type="string">
            <text:p>Economia Ensaios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7444</text:p>
          </table:table-cell>
          <table:table-cell office:value-type="string">
            <text:p>ECONOMIA <text:s text:c="41"/></text:p>
          </table:table-cell>
          <table:table-cell office:value-type="string">
            <text:p>Economia Global e Gest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0849</text:p>
          </table:table-cell>
          <table:table-cell office:value-type="string">
            <text:p>ECONOMIA <text:s text:c="41"/></text:p>
          </table:table-cell>
          <table:table-cell office:value-type="string">
            <text:p>Economía Infor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9593</text:p>
          </table:table-cell>
          <table:table-cell office:value-type="string">
            <text:p>ECONOMIA <text:s text:c="41"/></text:p>
          </table:table-cell>
          <table:table-cell office:value-type="string">
            <text:p>Economia Marche (Periodic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756</text:p>
          </table:table-cell>
          <table:table-cell office:value-type="string">
            <text:p>ECONOMIA <text:s text:c="41"/></text:p>
          </table:table-cell>
          <table:table-cell office:value-type="string">
            <text:p>Economia Política do Desenvol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421</text:p>
          </table:table-cell>
          <table:table-cell office:value-type="string">
            <text:p>ECONOMIA <text:s text:c="41"/></text:p>
          </table:table-cell>
          <table:table-cell office:value-type="string">
            <text:p>Economía, Sociedad y Territori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0665</text:p>
          </table:table-cell>
          <table:table-cell office:value-type="string">
            <text:p>ECONOMIA <text:s text:c="41"/></text:p>
          </table:table-cell>
          <table:table-cell office:value-type="string">
            <text:p>Economic Affairs (Harlow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079</text:p>
          </table:table-cell>
          <table:table-cell office:value-type="string">
            <text:p>ECONOMIA <text:s text:c="41"/></text:p>
          </table:table-cell>
          <table:table-cell office:value-type="string">
            <text:p>Economic Development and Cultural Chang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2424</text:p>
          </table:table-cell>
          <table:table-cell office:value-type="string">
            <text:p>ECONOMIA <text:s text:c="41"/></text:p>
          </table:table-cell>
          <table:table-cell office:value-type="string">
            <text:p>Economic Development Quarterl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117</text:p>
          </table:table-cell>
          <table:table-cell office:value-type="string">
            <text:p>ECONOMIA <text:s text:c="41"/></text:p>
          </table:table-cell>
          <table:table-cell office:value-type="string">
            <text:p>Economic History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2583</text:p>
          </table:table-cell>
          <table:table-cell office:value-type="string">
            <text:p>ECONOMIA <text:s text:c="41"/></text:p>
          </table:table-cell>
          <table:table-cell office:value-type="string">
            <text:p>Economic Inqui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58-7329</text:p>
          </table:table-cell>
          <table:table-cell office:value-type="string">
            <text:p>ECONOMIA <text:s text:c="41"/></text:p>
          </table:table-cell>
          <table:table-cell office:value-type="string">
            <text:p>Economic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9993</text:p>
          </table:table-cell>
          <table:table-cell office:value-type="string">
            <text:p>ECONOMIA <text:s text:c="41"/></text:p>
          </table:table-cell>
          <table:table-cell office:value-type="string">
            <text:p>Economic Model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249</text:p>
          </table:table-cell>
          <table:table-cell office:value-type="string">
            <text:p>ECONOMIA <text:s text:c="41"/></text:p>
          </table:table-cell>
          <table:table-cell office:value-type="string">
            <text:p>Economic Reco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3625</text:p>
          </table:table-cell>
          <table:table-cell office:value-type="string">
            <text:p>ECONOMIA <text:s text:c="41"/></text:p>
          </table:table-cell>
          <table:table-cell office:value-type="string">
            <text:p>Economic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5314</text:p>
          </table:table-cell>
          <table:table-cell office:value-type="string">
            <text:p>ECONOMIA <text:s text:c="41"/></text:p>
          </table:table-cell>
          <table:table-cell office:value-type="string">
            <text:p>Economic Systems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2259</text:p>
          </table:table-cell>
          <table:table-cell office:value-type="string">
            <text:p>ECONOMIA <text:s text:c="41"/></text:p>
          </table:table-cell>
          <table:table-cell office:value-type="string">
            <text:p>Economic The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419</text:p>
          </table:table-cell>
          <table:table-cell office:value-type="string">
            <text:p>ECONOMIA <text:s text:c="41"/></text:p>
          </table:table-cell>
          <table:table-cell office:value-type="string">
            <text:p>Económica (La Plat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427</text:p>
          </table:table-cell>
          <table:table-cell office:value-type="string">
            <text:p>ECONOMIA <text:s text:c="41"/></text:p>
          </table:table-cell>
          <table:table-cell office:value-type="string">
            <text:p>Economica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02</text:p>
          </table:table-cell>
          <table:table-cell office:value-type="string">
            <text:p>ECONOMIA <text:s text:c="41"/></text:p>
          </table:table-cell>
          <table:table-cell office:value-type="string">
            <text:p>Econômica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677X</text:p>
          </table:table-cell>
          <table:table-cell office:value-type="string">
            <text:p>ECONOMIA <text:s text:c="41"/></text:p>
          </table:table-cell>
          <table:table-cell office:value-type="string">
            <text:p>Economics and Human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2671</text:p>
          </table:table-cell>
          <table:table-cell office:value-type="string">
            <text:p>ECONOMIA <text:s text:c="41"/></text:p>
          </table:table-cell>
          <table:table-cell office:value-type="string">
            <text:p>Economics and Philoso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1985</text:p>
          </table:table-cell>
          <table:table-cell office:value-type="string">
            <text:p>ECONOMIA <text:s text:c="41"/></text:p>
          </table:table-cell>
          <table:table-cell office:value-type="string">
            <text:p>Economics and Poli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65</text:p>
          </table:table-cell>
          <table:table-cell office:value-type="string">
            <text:p>ECONOMIA <text:s text:c="41"/></text:p>
          </table:table-cell>
          <table:table-cell office:value-type="string">
            <text:p>Econom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7757</text:p>
          </table:table-cell>
          <table:table-cell office:value-type="string">
            <text:p>ECONOMIA <text:s text:c="41"/></text:p>
          </table:table-cell>
          <table:table-cell office:value-type="string">
            <text:p>Economics of Education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8599</text:p>
          </table:table-cell>
          <table:table-cell office:value-type="string">
            <text:p>ECONOMIA <text:s text:c="41"/></text:p>
          </table:table-cell>
          <table:table-cell office:value-type="string">
            <text:p>Economics of Innovation and New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451</text:p>
          </table:table-cell>
          <table:table-cell office:value-type="string">
            <text:p>ECONOMIA <text:s text:c="41"/></text:p>
          </table:table-cell>
          <table:table-cell office:value-type="string">
            <text:p>Economics of Planning (Oslo. Print) (Cessou em 2003. Cont. ISSN 1574-0277 Economic Change and Restructuring (Dordrecht. 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494</text:p>
          </table:table-cell>
          <table:table-cell office:value-type="string">
            <text:p>ECONOMIA <text:s text:c="41"/></text:p>
          </table:table-cell>
          <table:table-cell office:value-type="string">
            <text:p>Economie Appliqué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63X</text:p>
          </table:table-cell>
          <table:table-cell office:value-type="string">
            <text:p>ECONOMIA <text:s text:c="41"/></text:p>
          </table:table-cell>
          <table:table-cell office:value-type="string">
            <text:p>Economist (Amsterda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5147</text:p>
          </table:table-cell>
          <table:table-cell office:value-type="string">
            <text:p>ECONOMIA <text:s text:c="41"/></text:p>
          </table:table-cell>
          <table:table-cell office:value-type="string">
            <text:p>Economy and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3035</text:p>
          </table:table-cell>
          <table:table-cell office:value-type="string">
            <text:p>ECONOMIA <text:s text:c="41"/></text:p>
          </table:table-cell>
          <table:table-cell office:value-type="string">
            <text:p>Ekonomicky Casopis / Journal of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9036</text:p>
          </table:table-cell>
          <table:table-cell office:value-type="string">
            <text:p>ECONOMIA <text:s text:c="41"/></text:p>
          </table:table-cell>
          <table:table-cell office:value-type="string">
            <text:p>El Periplo Sustentabl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141</text:p>
          </table:table-cell>
          <table:table-cell office:value-type="string">
            <text:p>ECONOMIA <text:s text:c="41"/></text:p>
          </table:table-cell>
          <table:table-cell office:value-type="string">
            <text:p>Emerging Markets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7332</text:p>
          </table:table-cell>
          <table:table-cell office:value-type="string">
            <text:p>ECONOMIA <text:s text:c="41"/></text:p>
          </table:table-cell>
          <table:table-cell office:value-type="string">
            <text:p>Empirical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9883</text:p>
          </table:table-cell>
          <table:table-cell office:value-type="string">
            <text:p>ECONOMIA <text:s text:c="41"/></text:p>
          </table:table-cell>
          <table:table-cell office:value-type="string">
            <text:p>Energy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ECONOMIA <text:s text:c="41"/></text:p>
          </table:table-cell>
          <table:table-cell office:value-type="string">
            <text:p>Energy Poli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ECONOMIA <text:s text:c="41"/></text:p>
          </table:table-cell>
          <table:table-cell office:value-type="string">
            <text:p>Ensaios FE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770X</text:p>
          </table:table-cell>
          <table:table-cell office:value-type="string">
            <text:p>ECONOMIA <text:s text:c="41"/></text:p>
          </table:table-cell>
          <table:table-cell office:value-type="string">
            <text:p>Environment and Development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ECONOMIA <text:s text:c="41"/></text:p>
          </table:table-cell>
          <table:table-cell office:value-type="string">
            <text:p>Eptic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4031</text:p>
          </table:table-cell>
          <table:table-cell office:value-type="string">
            <text:p>ECONOMIA <text:s text:c="41"/></text:p>
          </table:table-cell>
          <table:table-cell office:value-type="string">
            <text:p>Equipo Federal del Trabaj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28</text:p>
          </table:table-cell>
          <table:table-cell office:value-type="string">
            <text:p>ECONOMIA <text:s text:c="41"/></text:p>
          </table:table-cell>
          <table:table-cell office:value-type="string">
            <text:p>Estudos do CEPE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ECONOMIA <text:s text:c="41"/></text:p>
          </table:table-cell>
          <table:table-cell office:value-type="string">
            <text:p>Estudos Econômicos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344</text:p>
          </table:table-cell>
          <table:table-cell office:value-type="string">
            <text:p>ECONOMIA <text:s text:c="41"/></text:p>
          </table:table-cell>
          <table:table-cell office:value-type="string">
            <text:p>Estudos Econômicos da Constru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ECONOMIA <text:s text:c="41"/></text:p>
          </table:table-cell>
          <table:table-cell office:value-type="string">
            <text:p>Estudos Sociedade e Agricultura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21</text:p>
          </table:table-cell>
          <table:table-cell office:value-type="string">
            <text:p>ECONOMIA <text:s text:c="41"/></text:p>
          </table:table-cell>
          <table:table-cell office:value-type="string">
            <text:p>European Economic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4313</text:p>
          </table:table-cell>
          <table:table-cell office:value-type="string">
            <text:p>ECONOMIA <text:s text:c="41"/></text:p>
          </table:table-cell>
          <table:table-cell office:value-type="string">
            <text:p>European Planning Stud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587</text:p>
          </table:table-cell>
          <table:table-cell office:value-type="string">
            <text:p>ECONOMIA <text:s text:c="41"/></text:p>
          </table:table-cell>
          <table:table-cell office:value-type="string">
            <text:p>European Review of Agricultural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ECONOMIA <text:s text:c="41"/></text:p>
          </table:table-cell>
          <table:table-cell office:value-type="string">
            <text:p>Euro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9-4961</text:p>
          </table:table-cell>
          <table:table-cell office:value-type="string">
            <text:p>ECONOMIA <text:s text:c="41"/></text:p>
          </table:table-cell>
          <table:table-cell office:value-type="string">
            <text:p>Evolutionary and Institutional Economics Review (Toky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983</text:p>
          </table:table-cell>
          <table:table-cell office:value-type="string">
            <text:p>ECONOMIA <text:s text:c="41"/></text:p>
          </table:table-cell>
          <table:table-cell office:value-type="string">
            <text:p>Explorations in Economic Histo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19</text:p>
          </table:table-cell>
          <table:table-cell office:value-type="string">
            <text:p>ECONOMIA <text:s text:c="41"/></text:p>
          </table:table-cell>
          <table:table-cell office:value-type="string">
            <text:p>Forum (São Paulo.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56</text:p>
          </table:table-cell>
          <table:table-cell office:value-type="string">
            <text:p>ECONOMIA <text:s text:c="41"/></text:p>
          </table:table-cell>
          <table:table-cell office:value-type="string">
            <text:p>Games and Economic Behavio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ECONOMIA <text:s text:c="41"/></text:p>
          </table:table-cell>
          <table:table-cell office:value-type="string">
            <text:p>Gêner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021</text:p>
          </table:table-cell>
          <table:table-cell office:value-type="string">
            <text:p>ECONOMIA <text:s text:c="41"/></text:p>
          </table:table-cell>
          <table:table-cell office:value-type="string">
            <text:p>Geo UERJ (200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363</text:p>
          </table:table-cell>
          <table:table-cell office:value-type="string">
            <text:p>ECONOMIA <text:s text:c="41"/></text:p>
          </table:table-cell>
          <table:table-cell office:value-type="string">
            <text:p>Geographical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59</text:p>
          </table:table-cell>
          <table:table-cell office:value-type="string">
            <text:p>ECONOMIA <text:s text:c="41"/></text:p>
          </table:table-cell>
          <table:table-cell office:value-type="string">
            <text:p>Geonordeste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ECONOMIA <text:s text:c="41"/></text:p>
          </table:table-cell>
          <table:table-cell office:value-type="string">
            <text:p>Gestão &amp; Produção (UFSCA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ECONOMIA <text:s text:c="41"/></text:p>
          </table:table-cell>
          <table:table-cell office:value-type="string">
            <text:p>Gestão.Or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755X</text:p>
          </table:table-cell>
          <table:table-cell office:value-type="string">
            <text:p>ECONOMIA <text:s text:c="41"/></text:p>
          </table:table-cell>
          <table:table-cell office:value-type="string">
            <text:p>Global Trade and Customs Journal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4815</text:p>
          </table:table-cell>
          <table:table-cell office:value-type="string">
            <text:p>ECONOMIA <text:s text:c="41"/></text:p>
          </table:table-cell>
          <table:table-cell office:value-type="string">
            <text:p>Growth and Chang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9230</text:p>
          </table:table-cell>
          <table:table-cell office:value-type="string">
            <text:p>ECONOMIA <text:s text:c="41"/></text:p>
          </table:table-cell>
          <table:table-cell office:value-type="string">
            <text:p>Health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18</text:p>
          </table:table-cell>
          <table:table-cell office:value-type="string">
            <text:p>ECONOMIA <text:s text:c="41"/></text:p>
          </table:table-cell>
          <table:table-cell office:value-type="string">
            <text:p>História e Econo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14</text:p>
          </table:table-cell>
          <table:table-cell office:value-type="string">
            <text:p>ECONOMIA <text:s text:c="41"/></text:p>
          </table:table-cell>
          <table:table-cell office:value-type="string">
            <text:p>História Econômica &amp; História de Empres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8792</text:p>
          </table:table-cell>
          <table:table-cell office:value-type="string">
            <text:p>ECONOMIA <text:s text:c="41"/></text:p>
          </table:table-cell>
          <table:table-cell office:value-type="string">
            <text:p>History of Economic Ideas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716</text:p>
          </table:table-cell>
          <table:table-cell office:value-type="string">
            <text:p>ECONOMIA <text:s text:c="41"/></text:p>
          </table:table-cell>
          <table:table-cell office:value-type="string">
            <text:p>History of Economics Society Bulletin (Cessou em 1989. Cont. ISSN 1053-8372 Journal of the History of Economic Though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2702</text:p>
          </table:table-cell>
          <table:table-cell office:value-type="string">
            <text:p>ECONOMIA <text:s text:c="41"/></text:p>
          </table:table-cell>
          <table:table-cell office:value-type="string">
            <text:p>History of Political Econom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280X</text:p>
          </table:table-cell>
          <table:table-cell office:value-type="string">
            <text:p>ECONOMIA <text:s text:c="41"/></text:p>
          </table:table-cell>
          <table:table-cell office:value-type="string">
            <text:p>Hitotsubashi Journal of Econ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7635</text:p>
          </table:table-cell>
          <table:table-cell office:value-type="string">
            <text:p>ECONOMIA <text:s text:c="41"/></text:p>
          </table:table-cell>
          <table:table-cell office:value-type="string">
            <text:p>IMF Staff Pap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05</text:p>
          </table:table-cell>
          <table:table-cell office:value-type="string">
            <text:p>ECONOMIA <text:s text:c="41"/></text:p>
          </table:table-cell>
          <table:table-cell office:value-type="string">
            <text:p>Indicadores Econômicos FE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7939</text:p>
          </table:table-cell>
          <table:table-cell office:value-type="string">
            <text:p>ECONOMIA <text:s text:c="41"/></text:p>
          </table:table-cell>
          <table:table-cell office:value-type="string">
            <text:p>Industrial &amp; Labor Relations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6491</text:p>
          </table:table-cell>
          <table:table-cell office:value-type="string">
            <text:p>ECONOMIA <text:s text:c="41"/></text:p>
          </table:table-cell>
          <table:table-cell office:value-type="string">
            <text:p>Industrial and Corporate Chang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8692</text:p>
          </table:table-cell>
          <table:table-cell office:value-type="string">
            <text:p>ECONOMIA <text:s text:c="41"/></text:p>
          </table:table-cell>
          <table:table-cell office:value-type="string">
            <text:p>Industrial Relations Journal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245</text:p>
          </table:table-cell>
          <table:table-cell office:value-type="string">
            <text:p>ECONOMIA <text:s text:c="41"/></text:p>
          </table:table-cell>
          <table:table-cell office:value-type="string">
            <text:p>Information Economics and Polic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338</text:p>
          </table:table-cell>
          <table:table-cell office:value-type="string">
            <text:p>ECONOMIA <text:s text:c="41"/></text:p>
          </table:table-cell>
          <table:table-cell office:value-type="string">
            <text:p>Innovation (North Sydne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5703</text:p>
          </table:table-cell>
          <table:table-cell office:value-type="string">
            <text:p>ECONOMIA <text:s text:c="41"/></text:p>
          </table:table-cell>
          <table:table-cell office:value-type="string">
            <text:p>Integration &amp; Tr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6598</text:p>
          </table:table-cell>
          <table:table-cell office:value-type="string">
            <text:p>ECONOMIA <text:s text:c="41"/></text:p>
          </table:table-cell>
          <table:table-cell office:value-type="string">
            <text:p>International Economic Review (Philadelphi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9511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Automotive Technology and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355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Economic Theo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9307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Finance and Econom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070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Forecas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76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Game The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118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Global Energy Issu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650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Global Environmental Issu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187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Industrial Organ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1916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Political Econom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73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Production Ec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8293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Social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667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Technology and Globalisation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2748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Technology Management &amp; Sustainable Develop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0249</text:p>
          </table:table-cell>
          <table:table-cell office:value-type="string">
            <text:p>ECONOMIA <text:s text:c="41"/></text:p>
          </table:table-cell>
          <table:table-cell office:value-type="string">
            <text:p>International Journal of Theoretical and Applied Fina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0176</text:p>
          </table:table-cell>
          <table:table-cell office:value-type="string">
            <text:p>ECONOMIA <text:s text:c="41"/></text:p>
          </table:table-cell>
          <table:table-cell office:value-type="string">
            <text:p>International Regional Science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188</text:p>
          </table:table-cell>
          <table:table-cell office:value-type="string">
            <text:p>ECONOMIA <text:s text:c="41"/></text:p>
          </table:table-cell>
          <table:table-cell office:value-type="string">
            <text:p>International Review of Law and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ECONOMIA <text:s text:c="41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ECONOMIA <text:s text:c="41"/></text:p>
          </table:table-cell>
          <table:table-cell office:value-type="string">
            <text:p>InterScience Pla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1667</text:p>
          </table:table-cell>
          <table:table-cell office:value-type="string">
            <text:p>ECONOMIA <text:s text:c="41"/></text:p>
          </table:table-cell>
          <table:table-cell office:value-type="string">
            <text:p>Investigación Económica - Facultad de Economía de la Universidad Nacional Autónoma de Méx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253</text:p>
          </table:table-cell>
          <table:table-cell office:value-type="string">
            <text:p>ECONOMIA <text:s text:c="41"/></text:p>
          </table:table-cell>
          <table:table-cell office:value-type="string">
            <text:p>Investigaciones Region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8042</text:p>
          </table:table-cell>
          <table:table-cell office:value-type="string">
            <text:p>ECONOMIA <text:s text:c="41"/></text:p>
          </table:table-cell>
          <table:table-cell office:value-type="string">
            <text:p>Italian journal of pure and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4027</text:p>
          </table:table-cell>
          <table:table-cell office:value-type="string">
            <text:p>ECONOMIA <text:s text:c="41"/></text:p>
          </table:table-cell>
          <table:table-cell office:value-type="string">
            <text:p>Jahrbucher fur Nationalokonomie und Statistik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1425</text:p>
          </table:table-cell>
          <table:table-cell office:value-type="string">
            <text:p>ECONOMIA <text:s text:c="41"/></text:p>
          </table:table-cell>
          <table:table-cell office:value-type="string">
            <text:p>Japan and the World Econom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ECONOMIA <text:s text:c="41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4569</text:p>
          </table:table-cell>
          <table:table-cell office:value-type="string">
            <text:p>ECONOMIA <text:s text:c="41"/></text:p>
          </table:table-cell>
          <table:table-cell office:value-type="string">
            <text:p>JITE. Journal of Institutional and Theoretical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8710</text:p>
          </table:table-cell>
          <table:table-cell office:value-type="string">
            <text:p>ECONOMIA <text:s text:c="41"/></text:p>
          </table:table-cell>
          <table:table-cell office:value-type="string">
            <text:p>Journal of Academy of Business and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7X</text:p>
          </table:table-cell>
          <table:table-cell office:value-type="string">
            <text:p>ECONOMIA <text:s text:c="41"/></text:p>
          </table:table-cell>
          <table:table-cell office:value-type="string">
            <text:p>Journal of Agricultural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7252</text:p>
          </table:table-cell>
          <table:table-cell office:value-type="string">
            <text:p>ECONOMIA <text:s text:c="41"/></text:p>
          </table:table-cell>
          <table:table-cell office:value-type="string">
            <text:p>Journal of Applied Econometrics (Chichester, Eng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66</text:p>
          </table:table-cell>
          <table:table-cell office:value-type="string">
            <text:p>ECONOMIA <text:s text:c="41"/></text:p>
          </table:table-cell>
          <table:table-cell office:value-type="string">
            <text:p>Journal of Banking &amp; Fina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0015</text:p>
          </table:table-cell>
          <table:table-cell office:value-type="string">
            <text:p>ECONOMIA <text:s text:c="41"/></text:p>
          </table:table-cell>
          <table:table-cell office:value-type="string">
            <text:p>Journal of Business &amp; Economic Stat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487</text:p>
          </table:table-cell>
          <table:table-cell office:value-type="string">
            <text:p>ECONOMIA <text:s text:c="41"/></text:p>
          </table:table-cell>
          <table:table-cell office:value-type="string">
            <text:p>Journal of Canadian Petroleum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886</text:p>
          </table:table-cell>
          <table:table-cell office:value-type="string">
            <text:p>ECONOMIA <text:s text:c="41"/></text:p>
          </table:table-cell>
          <table:table-cell office:value-type="string">
            <text:p>Journal of Common Market Studi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5967</text:p>
          </table:table-cell>
          <table:table-cell office:value-type="string">
            <text:p>ECONOMIA <text:s text:c="41"/></text:p>
          </table:table-cell>
          <table:table-cell office:value-type="string">
            <text:p>Journal of Comparative Econom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78</text:p>
          </table:table-cell>
          <table:table-cell office:value-type="string">
            <text:p>ECONOMIA <text:s text:c="41"/></text:p>
          </table:table-cell>
          <table:table-cell office:value-type="string">
            <text:p>Journal of Development Eco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88</text:p>
          </table:table-cell>
          <table:table-cell office:value-type="string">
            <text:p>ECONOMIA <text:s text:c="41"/></text:p>
          </table:table-cell>
          <table:table-cell office:value-type="string">
            <text:p>Journal of Development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76</text:p>
          </table:table-cell>
          <table:table-cell office:value-type="string">
            <text:p>ECONOMIA <text:s text:c="41"/></text:p>
          </table:table-cell>
          <table:table-cell office:value-type="string">
            <text:p>Journal of Econometr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681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Behavior &amp; Organ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889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Dynamics &amp;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4338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Growth (Bo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651X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Integration (Seoul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3624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Issu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515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Literat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178X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Method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870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Psyc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3585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Studies (Bra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531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 Theo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6407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s &amp; Management Strate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195</text:p>
          </table:table-cell>
          <table:table-cell office:value-type="string">
            <text:p>ECONOMIA <text:s text:c="41"/></text:p>
          </table:table-cell>
          <table:table-cell office:value-type="string">
            <text:p>Journal of Economics and Busines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9798</text:p>
          </table:table-cell>
          <table:table-cell office:value-type="string">
            <text:p>ECONOMIA <text:s text:c="41"/></text:p>
          </table:table-cell>
          <table:table-cell office:value-type="string">
            <text:p>Journal of Emerging Marke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0696</text:p>
          </table:table-cell>
          <table:table-cell office:value-type="string">
            <text:p>ECONOMIA <text:s text:c="41"/></text:p>
          </table:table-cell>
          <table:table-cell office:value-type="string">
            <text:p>Journal of Environmental Economics and Manage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5X</text:p>
          </table:table-cell>
          <table:table-cell office:value-type="string">
            <text:p>ECONOMIA <text:s text:c="41"/></text:p>
          </table:table-cell>
          <table:table-cell office:value-type="string">
            <text:p>Journal of Financial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9573</text:p>
          </table:table-cell>
          <table:table-cell office:value-type="string">
            <text:p>ECONOMIA <text:s text:c="41"/></text:p>
          </table:table-cell>
          <table:table-cell office:value-type="string">
            <text:p>Journal of Financial Intermedi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6693</text:p>
          </table:table-cell>
          <table:table-cell office:value-type="string">
            <text:p>ECONOMIA <text:s text:c="41"/></text:p>
          </table:table-cell>
          <table:table-cell office:value-type="string">
            <text:p>Journal of Forecast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296</text:p>
          </table:table-cell>
          <table:table-cell office:value-type="string">
            <text:p>ECONOMIA <text:s text:c="41"/></text:p>
          </table:table-cell>
          <table:table-cell office:value-type="string">
            <text:p>Journal of Health Ec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1377</text:p>
          </table:table-cell>
          <table:table-cell office:value-type="string">
            <text:p>ECONOMIA <text:s text:c="41"/></text:p>
          </table:table-cell>
          <table:table-cell office:value-type="string">
            <text:p>Journal of Housing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437</text:p>
          </table:table-cell>
          <table:table-cell office:value-type="string">
            <text:p>ECONOMIA <text:s text:c="41"/></text:p>
          </table:table-cell>
          <table:table-cell office:value-type="string">
            <text:p>Journal of Income Distribu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21</text:p>
          </table:table-cell>
          <table:table-cell office:value-type="string">
            <text:p>ECONOMIA <text:s text:c="41"/></text:p>
          </table:table-cell>
          <table:table-cell office:value-type="string">
            <text:p>Journal of Industrial Eco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374</text:p>
          </table:table-cell>
          <table:table-cell office:value-type="string">
            <text:p>ECONOMIA <text:s text:c="41"/></text:p>
          </table:table-cell>
          <table:table-cell office:value-type="string">
            <text:p>Journal of Institutional Econom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1079</text:p>
          </table:table-cell>
          <table:table-cell office:value-type="string">
            <text:p>ECONOMIA <text:s text:c="41"/></text:p>
          </table:table-cell>
          <table:table-cell office:value-type="string">
            <text:p>Journal of Interdisciplinary Econom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037</text:p>
          </table:table-cell>
          <table:table-cell office:value-type="string">
            <text:p>ECONOMIA <text:s text:c="41"/></text:p>
          </table:table-cell>
          <table:table-cell office:value-type="string">
            <text:p>Journal of International Business and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96</text:p>
          </table:table-cell>
          <table:table-cell office:value-type="string">
            <text:p>ECONOMIA <text:s text:c="41"/></text:p>
          </table:table-cell>
          <table:table-cell office:value-type="string">
            <text:p>Journal of International Econo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6336</text:p>
          </table:table-cell>
          <table:table-cell office:value-type="string">
            <text:p>ECONOMIA <text:s text:c="41"/></text:p>
          </table:table-cell>
          <table:table-cell office:value-type="string">
            <text:p>Journal of International Finance and Econom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06</text:p>
          </table:table-cell>
          <table:table-cell office:value-type="string">
            <text:p>ECONOMIA <text:s text:c="41"/></text:p>
          </table:table-cell>
          <table:table-cell office:value-type="string">
            <text:p>Journal of International Money and Fina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306X</text:p>
          </table:table-cell>
          <table:table-cell office:value-type="string">
            <text:p>ECONOMIA <text:s text:c="41"/></text:p>
          </table:table-cell>
          <table:table-cell office:value-type="string">
            <text:p>Journal of Labor Ec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3613</text:p>
          </table:table-cell>
          <table:table-cell office:value-type="string">
            <text:p>ECONOMIA <text:s text:c="41"/></text:p>
          </table:table-cell>
          <table:table-cell office:value-type="string">
            <text:p>Journal of Labor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16X</text:p>
          </table:table-cell>
          <table:table-cell office:value-type="string">
            <text:p>ECONOMIA <text:s text:c="41"/></text:p>
          </table:table-cell>
          <table:table-cell office:value-type="string">
            <text:p>Journal of Latin American Stud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6222</text:p>
          </table:table-cell>
          <table:table-cell office:value-type="string">
            <text:p>ECONOMIA <text:s text:c="41"/></text:p>
          </table:table-cell>
          <table:table-cell office:value-type="string">
            <text:p>Journal of Law, Economics, &amp; Organ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704</text:p>
          </table:table-cell>
          <table:table-cell office:value-type="string">
            <text:p>ECONOMIA <text:s text:c="41"/></text:p>
          </table:table-cell>
          <table:table-cell office:value-type="string">
            <text:p>Journal of Macro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ECONOMIA <text:s text:c="41"/></text:p>
          </table:table-cell>
          <table:table-cell office:value-type="string">
            <text:p>Journal of Magnetism and Magnetic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80</text:p>
          </table:table-cell>
          <table:table-cell office:value-type="string">
            <text:p>ECONOMIA <text:s text:c="41"/></text:p>
          </table:table-cell>
          <table:table-cell office:value-type="string">
            <text:p>Journal of Management Studies (Oxfor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68</text:p>
          </table:table-cell>
          <table:table-cell office:value-type="string">
            <text:p>ECONOMIA <text:s text:c="41"/></text:p>
          </table:table-cell>
          <table:table-cell office:value-type="string">
            <text:p>Journal of Mathematical Eco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7764</text:p>
          </table:table-cell>
          <table:table-cell office:value-type="string">
            <text:p>ECONOMIA <text:s text:c="41"/></text:p>
          </table:table-cell>
          <table:table-cell office:value-type="string">
            <text:p>Journal of Media Econ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32</text:p>
          </table:table-cell>
          <table:table-cell office:value-type="string">
            <text:p>ECONOMIA <text:s text:c="41"/></text:p>
          </table:table-cell>
          <table:table-cell office:value-type="string">
            <text:p>Journal of Monetary Econo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5201</text:p>
          </table:table-cell>
          <table:table-cell office:value-type="string">
            <text:p>ECONOMIA <text:s text:c="41"/></text:p>
          </table:table-cell>
          <table:table-cell office:value-type="string">
            <text:p>Journal of Money Laundering Contro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79</text:p>
          </table:table-cell>
          <table:table-cell office:value-type="string">
            <text:p>ECONOMIA <text:s text:c="41"/></text:p>
          </table:table-cell>
          <table:table-cell office:value-type="string">
            <text:p>Journal of Money, Credit and Bank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39</text:p>
          </table:table-cell>
          <table:table-cell office:value-type="string">
            <text:p>ECONOMIA <text:s text:c="41"/></text:p>
          </table:table-cell>
          <table:table-cell office:value-type="string">
            <text:p>Journal of Optimization Theory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4-4164</text:p>
          </table:table-cell>
          <table:table-cell office:value-type="string">
            <text:p>ECONOMIA <text:s text:c="41"/></text:p>
          </table:table-cell>
          <table:table-cell office:value-type="string">
            <text:p>Journal of Optoelectronics and Advanced Materi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8739</text:p>
          </table:table-cell>
          <table:table-cell office:value-type="string">
            <text:p>ECONOMIA <text:s text:c="41"/></text:p>
          </table:table-cell>
          <table:table-cell office:value-type="string">
            <text:p>Journal of Policy Analysis and Manag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938</text:p>
          </table:table-cell>
          <table:table-cell office:value-type="string">
            <text:p>ECONOMIA <text:s text:c="41"/></text:p>
          </table:table-cell>
          <table:table-cell office:value-type="string">
            <text:p>Journal of Policy Mode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808</text:p>
          </table:table-cell>
          <table:table-cell office:value-type="string">
            <text:p>ECONOMIA <text:s text:c="41"/></text:p>
          </table:table-cell>
          <table:table-cell office:value-type="string">
            <text:p>Journal of Political Econom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1433</text:p>
          </table:table-cell>
          <table:table-cell office:value-type="string">
            <text:p>ECONOMIA <text:s text:c="41"/></text:p>
          </table:table-cell>
          <table:table-cell office:value-type="string">
            <text:p>Journal of Population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3477</text:p>
          </table:table-cell>
          <table:table-cell office:value-type="string">
            <text:p>ECONOMIA <text:s text:c="41"/></text:p>
          </table:table-cell>
          <table:table-cell office:value-type="string">
            <text:p>Journal of Post Keynesian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562X</text:p>
          </table:table-cell>
          <table:table-cell office:value-type="string">
            <text:p>ECONOMIA <text:s text:c="41"/></text:p>
          </table:table-cell>
          <table:table-cell office:value-type="string">
            <text:p>Journal of Productivity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3923</text:p>
          </table:table-cell>
          <table:table-cell office:value-type="string">
            <text:p>ECONOMIA <text:s text:c="41"/></text:p>
          </table:table-cell>
          <table:table-cell office:value-type="string">
            <text:p>Journal of Public Economic Theo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727</text:p>
          </table:table-cell>
          <table:table-cell office:value-type="string">
            <text:p>ECONOMIA <text:s text:c="41"/></text:p>
          </table:table-cell>
          <table:table-cell office:value-type="string">
            <text:p>Journal of Public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5638</text:p>
          </table:table-cell>
          <table:table-cell office:value-type="string">
            <text:p>ECONOMIA <text:s text:c="41"/></text:p>
          </table:table-cell>
          <table:table-cell office:value-type="string">
            <text:p>Journal of Real Estate Finance and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146</text:p>
          </table:table-cell>
          <table:table-cell office:value-type="string">
            <text:p>ECONOMIA <text:s text:c="41"/></text:p>
          </table:table-cell>
          <table:table-cell office:value-type="string">
            <text:p>Journal of Region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80X</text:p>
          </table:table-cell>
          <table:table-cell office:value-type="string">
            <text:p>ECONOMIA <text:s text:c="41"/></text:p>
          </table:table-cell>
          <table:table-cell office:value-type="string">
            <text:p>Journal of Regulatory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5646</text:p>
          </table:table-cell>
          <table:table-cell office:value-type="string">
            <text:p>ECONOMIA <text:s text:c="41"/></text:p>
          </table:table-cell>
          <table:table-cell office:value-type="string">
            <text:p>Journal of Risk and Uncertain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ECONOMIA <text:s text:c="41"/></text:p>
          </table:table-cell>
          <table:table-cell office:value-type="string">
            <text:p>Journal of Technology Management &amp; Inno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83</text:p>
          </table:table-cell>
          <table:table-cell office:value-type="string">
            <text:p>ECONOMIA <text:s text:c="41"/></text:p>
          </table:table-cell>
          <table:table-cell office:value-type="string">
            <text:p>Journal of the Japanese and International Econom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9782</text:p>
          </table:table-cell>
          <table:table-cell office:value-type="string">
            <text:p>ECONOMIA <text:s text:c="41"/></text:p>
          </table:table-cell>
          <table:table-cell office:value-type="string">
            <text:p>Journal of Time Series Analysi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258</text:p>
          </table:table-cell>
          <table:table-cell office:value-type="string">
            <text:p>ECONOMIA <text:s text:c="41"/></text:p>
          </table:table-cell>
          <table:table-cell office:value-type="string">
            <text:p>Journal of Transport Economics and Poli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1190</text:p>
          </table:table-cell>
          <table:table-cell office:value-type="string">
            <text:p>ECONOMIA <text:s text:c="41"/></text:p>
          </table:table-cell>
          <table:table-cell office:value-type="string">
            <text:p>Journal of Urban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4773</text:p>
          </table:table-cell>
          <table:table-cell office:value-type="string">
            <text:p>ECONOMIA <text:s text:c="41"/></text:p>
          </table:table-cell>
          <table:table-cell office:value-type="string">
            <text:p>La Pensé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5371</text:p>
          </table:table-cell>
          <table:table-cell office:value-type="string">
            <text:p>ECONOMIA <text:s text:c="41"/></text:p>
          </table:table-cell>
          <table:table-cell office:value-type="string">
            <text:p>Labour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7639</text:p>
          </table:table-cell>
          <table:table-cell office:value-type="string">
            <text:p>ECONOMIA <text:s text:c="41"/></text:p>
          </table:table-cell>
          <table:table-cell office:value-type="string">
            <text:p>Land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8526</text:p>
          </table:table-cell>
          <table:table-cell office:value-type="string">
            <text:p>ECONOMIA <text:s text:c="41"/></text:p>
          </table:table-cell>
          <table:table-cell office:value-type="string">
            <text:p>Latin American Business Review (Binghamton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791</text:p>
          </table:table-cell>
          <table:table-cell office:value-type="string">
            <text:p>ECONOMIA <text:s text:c="41"/></text:p>
          </table:table-cell>
          <table:table-cell office:value-type="string">
            <text:p>Latin American Research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8442</text:p>
          </table:table-cell>
          <table:table-cell office:value-type="string">
            <text:p>ECONOMIA <text:s text:c="41"/></text:p>
          </table:table-cell>
          <table:table-cell office:value-type="string">
            <text:p>Lecture Notes in Economics and Mathematical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9805</text:p>
          </table:table-cell>
          <table:table-cell office:value-type="string">
            <text:p>ECONOMIA <text:s text:c="41"/></text:p>
          </table:table-cell>
          <table:table-cell office:value-type="string">
            <text:p>Legislative Studies Quarterl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45</text:p>
          </table:table-cell>
          <table:table-cell office:value-type="string">
            <text:p>ECONOMIA <text:s text:c="41"/></text:p>
          </table:table-cell>
          <table:table-cell office:value-type="string">
            <text:p>Leituras de Economia Polític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40-7827</text:p>
          </table:table-cell>
          <table:table-cell office:value-type="string">
            <text:p>ECONOMIA <text:s text:c="41"/></text:p>
          </table:table-cell>
          <table:table-cell office:value-type="string">
            <text:p>Liaison Énergie Francophon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024</text:p>
          </table:table-cell>
          <table:table-cell office:value-type="string">
            <text:p>ECONOMIA <text:s text:c="41"/></text:p>
          </table:table-cell>
          <table:table-cell office:value-type="string">
            <text:p>Locus (UFJ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1005</text:p>
          </table:table-cell>
          <table:table-cell office:value-type="string">
            <text:p>ECONOMIA <text:s text:c="41"/></text:p>
          </table:table-cell>
          <table:table-cell office:value-type="string">
            <text:p>Macroeconomic Dyna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6786</text:p>
          </table:table-cell>
          <table:table-cell office:value-type="string">
            <text:p>ECONOMIA <text:s text:c="41"/></text:p>
          </table:table-cell>
          <table:table-cell office:value-type="string">
            <text:p>Manchester School (1998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896</text:p>
          </table:table-cell>
          <table:table-cell office:value-type="string">
            <text:p>ECONOMIA <text:s text:c="41"/></text:p>
          </table:table-cell>
          <table:table-cell office:value-type="string">
            <text:p>Mathematical Soci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3726</text:p>
          </table:table-cell>
          <table:table-cell office:value-type="string">
            <text:p>ECONOMIA <text:s text:c="41"/></text:p>
          </table:table-cell>
          <table:table-cell office:value-type="string">
            <text:p>Mediterráneo Económ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98</text:p>
          </table:table-cell>
          <table:table-cell office:value-type="string">
            <text:p>ECONOMIA <text:s text:c="41"/></text:p>
          </table:table-cell>
          <table:table-cell office:value-type="string">
            <text:p>Metalurgia &amp; Mater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386</text:p>
          </table:table-cell>
          <table:table-cell office:value-type="string">
            <text:p>ECONOMIA <text:s text:c="41"/></text:p>
          </table:table-cell>
          <table:table-cell office:value-type="string">
            <text:p>Metroeconomica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818</text:p>
          </table:table-cell>
          <table:table-cell office:value-type="string">
            <text:p>ECONOMIA <text:s text:c="41"/></text:p>
          </table:table-cell>
          <table:table-cell office:value-type="string">
            <text:p>Monthly Labor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0520</text:p>
          </table:table-cell>
          <table:table-cell office:value-type="string">
            <text:p>ECONOMIA <text:s text:c="41"/></text:p>
          </table:table-cell>
          <table:table-cell office:value-type="string">
            <text:p>Monthly Review (New York. 194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9X</text:p>
          </table:table-cell>
          <table:table-cell office:value-type="string">
            <text:p>ECONOMIA <text:s text:c="41"/></text:p>
          </table:table-cell>
          <table:table-cell office:value-type="string">
            <text:p>Movendo Idéi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283</text:p>
          </table:table-cell>
          <table:table-cell office:value-type="string">
            <text:p>ECONOMIA <text:s text:c="41"/></text:p>
          </table:table-cell>
          <table:table-cell office:value-type="string">
            <text:p>National Tax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4726</text:p>
          </table:table-cell>
          <table:table-cell office:value-type="string">
            <text:p>ECONOMIA <text:s text:c="41"/></text:p>
          </table:table-cell>
          <table:table-cell office:value-type="string">
            <text:p>New England Economic Review (Cessou em 2004. Foi desdobrado em dois: ISSN 1552-2814 Research Review (Federal Reserve Bank of Boston) e Public Policy Discussion Paper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3467</text:p>
          </table:table-cell>
          <table:table-cell office:value-type="string">
            <text:p>ECONOMIA <text:s text:c="41"/></text:p>
          </table:table-cell>
          <table:table-cell office:value-type="string">
            <text:p>New Political Econom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022</text:p>
          </table:table-cell>
          <table:table-cell office:value-type="string">
            <text:p>ECONOMIA <text:s text:c="41"/></text:p>
          </table:table-cell>
          <table:table-cell office:value-type="string">
            <text:p>Nexos Econômicos (Salvad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51</text:p>
          </table:table-cell>
          <table:table-cell office:value-type="string">
            <text:p>ECONOMIA <text:s text:c="41"/></text:p>
          </table:table-cell>
          <table:table-cell office:value-type="string">
            <text:p>Nova Economia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81</text:p>
          </table:table-cell>
          <table:table-cell office:value-type="string">
            <text:p>ECONOMIA <text:s text:c="41"/></text:p>
          </table:table-cell>
          <table:table-cell office:value-type="string">
            <text:p>Novos Cadernos NA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ECONOMIA <text:s text:c="41"/></text:p>
          </table:table-cell>
          <table:table-cell office:value-type="string">
            <text:p>Novos Estudos CEBRAP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ECONOMIA <text:s text:c="41"/></text:p>
          </table:table-cell>
          <table:table-cell office:value-type="string">
            <text:p>Nueva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81</text:p>
          </table:table-cell>
          <table:table-cell office:value-type="string">
            <text:p>ECONOMIA <text:s text:c="41"/></text:p>
          </table:table-cell>
          <table:table-cell office:value-type="string">
            <text:p>O Público e o Privado (UE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3282</text:p>
          </table:table-cell>
          <table:table-cell office:value-type="string">
            <text:p>ECONOMIA <text:s text:c="41"/></text:p>
          </table:table-cell>
          <table:table-cell office:value-type="string">
            <text:p>Observatorio Social de América La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2483</text:p>
          </table:table-cell>
          <table:table-cell office:value-type="string">
            <text:p>ECONOMIA <text:s text:c="41"/></text:p>
          </table:table-cell>
          <table:table-cell office:value-type="string">
            <text:p>Oídles (Málag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35</text:p>
          </table:table-cell>
          <table:table-cell office:value-type="string">
            <text:p>ECONOMIA <text:s text:c="41"/></text:p>
          </table:table-cell>
          <table:table-cell office:value-type="string">
            <text:p>Oik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273</text:p>
          </table:table-cell>
          <table:table-cell office:value-type="string">
            <text:p>ECONOMIA <text:s text:c="41"/></text:p>
          </table:table-cell>
          <table:table-cell office:value-type="string">
            <text:p>Oikos (Viçosa, 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483</text:p>
          </table:table-cell>
          <table:table-cell office:value-type="string">
            <text:p>ECONOMIA <text:s text:c="41"/></text:p>
          </table:table-cell>
          <table:table-cell office:value-type="string">
            <text:p>Omega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7992</text:p>
          </table:table-cell>
          <table:table-cell office:value-type="string">
            <text:p>ECONOMIA <text:s text:c="41"/></text:p>
          </table:table-cell>
          <table:table-cell office:value-type="string">
            <text:p>Open Economies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ECONOMIA <text:s text:c="41"/></text:p>
          </table:table-cell>
          <table:table-cell office:value-type="string">
            <text:p>Organizações &amp; Socied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ECONOMIA <text:s text:c="41"/></text:p>
          </table:table-cell>
          <table:table-cell office:value-type="string">
            <text:p>Organizações Rurais e Agroindustriais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7039</text:p>
          </table:table-cell>
          <table:table-cell office:value-type="string">
            <text:p>ECONOMIA <text:s text:c="41"/></text:p>
          </table:table-cell>
          <table:table-cell office:value-type="string">
            <text:p>Organization Science (Providence, R.I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9049</text:p>
          </table:table-cell>
          <table:table-cell office:value-type="string">
            <text:p>ECONOMIA <text:s text:c="41"/></text:p>
          </table:table-cell>
          <table:table-cell office:value-type="string">
            <text:p>Oxford Bulletin of Economics and Statis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0818</text:p>
          </table:table-cell>
          <table:table-cell office:value-type="string">
            <text:p>ECONOMIA <text:s text:c="41"/></text:p>
          </table:table-cell>
          <table:table-cell office:value-type="string">
            <text:p>Oxford Development Stud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7653</text:p>
          </table:table-cell>
          <table:table-cell office:value-type="string">
            <text:p>ECONOMIA <text:s text:c="41"/></text:p>
          </table:table-cell>
          <table:table-cell office:value-type="string">
            <text:p>Oxford Economic Pap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903X</text:p>
          </table:table-cell>
          <table:table-cell office:value-type="string">
            <text:p>ECONOMIA <text:s text:c="41"/></text:p>
          </table:table-cell>
          <table:table-cell office:value-type="string">
            <text:p>Oxford Review of Economic Polic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7425</text:p>
          </table:table-cell>
          <table:table-cell office:value-type="string">
            <text:p>ECONOMIA <text:s text:c="41"/></text:p>
          </table:table-cell>
          <table:table-cell office:value-type="string">
            <text:p>Papeles de Pobla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8190</text:p>
          </table:table-cell>
          <table:table-cell office:value-type="string">
            <text:p>ECONOMIA <text:s text:c="41"/></text:p>
          </table:table-cell>
          <table:table-cell office:value-type="string">
            <text:p>Papers in Region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5315</text:p>
          </table:table-cell>
          <table:table-cell office:value-type="string">
            <text:p>ECONOMIA <text:s text:c="41"/></text:p>
          </table:table-cell>
          <table:table-cell office:value-type="string">
            <text:p>Pensions (London.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559X</text:p>
          </table:table-cell>
          <table:table-cell office:value-type="string">
            <text:p>ECONOMIA <text:s text:c="41"/></text:p>
          </table:table-cell>
          <table:table-cell office:value-type="string">
            <text:p>Periferias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5X</text:p>
          </table:table-cell>
          <table:table-cell office:value-type="string">
            <text:p>ECONOMIA <text:s text:c="41"/></text:p>
          </table:table-cell>
          <table:table-cell office:value-type="string">
            <text:p>Perspectiva Econômica (São Leopold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39X</text:p>
          </table:table-cell>
          <table:table-cell office:value-type="string">
            <text:p>ECONOMIA <text:s text:c="41"/></text:p>
          </table:table-cell>
          <table:table-cell office:value-type="string">
            <text:p>Perspectiva Econômica (UNISIN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59</text:p>
          </table:table-cell>
          <table:table-cell office:value-type="string">
            <text:p>ECONOMIA <text:s text:c="41"/></text:p>
          </table:table-cell>
          <table:table-cell office:value-type="string">
            <text:p>Perspectivas: Revista de Ciências Sociais (UNESP. Araraquar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03</text:p>
          </table:table-cell>
          <table:table-cell office:value-type="string">
            <text:p>ECONOMIA <text:s text:c="41"/></text:p>
          </table:table-cell>
          <table:table-cell office:value-type="string">
            <text:p>Pesquisa &amp; Debate (PUCSP. 1985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551</text:p>
          </table:table-cell>
          <table:table-cell office:value-type="string">
            <text:p>ECONOMIA <text:s text:c="41"/></text:p>
          </table:table-cell>
          <table:table-cell office:value-type="string">
            <text:p>Pesquisa e Planejamento Econômico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8X</text:p>
          </table:table-cell>
          <table:table-cell office:value-type="string">
            <text:p>ECONOMIA <text:s text:c="41"/></text:p>
          </table:table-cell>
          <table:table-cell office:value-type="string">
            <text:p>Pesquisa em Debate (São Paulo. 200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ECONOMIA <text:s text:c="41"/></text:p>
          </table:table-cell>
          <table:table-cell office:value-type="string">
            <text:p>Pesquisa Operacio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ECONOMIA <text:s text:c="41"/></text:p>
          </table:table-cell>
          <table:table-cell office:value-type="string">
            <text:p>Petro &amp;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ECONOMIA <text:s text:c="41"/></text:p>
          </table:table-cell>
          <table:table-cell office:value-type="string">
            <text:p>Physica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ECONOMIA <text:s text:c="41"/></text:p>
          </table:table-cell>
          <table:table-cell office:value-type="string">
            <text:p>Physica. B, Condensed Matter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ECONOMIA <text:s text:c="41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ECONOMIA <text:s text:c="41"/></text:p>
          </table:table-cell>
          <table:table-cell office:value-type="string">
            <text:p>Physics Letters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38</text:p>
          </table:table-cell>
          <table:table-cell office:value-type="string">
            <text:p>ECONOMIA <text:s text:c="41"/></text:p>
          </table:table-cell>
          <table:table-cell office:value-type="string">
            <text:p>Planejamento e Politicas Publ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554</text:p>
          </table:table-cell>
          <table:table-cell office:value-type="string">
            <text:p>ECONOMIA <text:s text:c="41"/></text:p>
          </table:table-cell>
          <table:table-cell office:value-type="string">
            <text:p>Polis (Santiago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ECONOMIA <text:s text:c="41"/></text:p>
          </table:table-cell>
          <table:table-cell office:value-type="string">
            <text:p>Política &amp;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233</text:p>
          </table:table-cell>
          <table:table-cell office:value-type="string">
            <text:p>ECONOMIA <text:s text:c="41"/></text:p>
          </table:table-cell>
          <table:table-cell office:value-type="string">
            <text:p>Politická Ekonom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471X</text:p>
          </table:table-cell>
          <table:table-cell office:value-type="string">
            <text:p>ECONOMIA <text:s text:c="41"/></text:p>
          </table:table-cell>
          <table:table-cell office:value-type="string">
            <text:p>Population Review. (Cessou em 1998. Cont.1549-0955 Population Review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7036</text:p>
          </table:table-cell>
          <table:table-cell office:value-type="string">
            <text:p>ECONOMIA <text:s text:c="41"/></text:p>
          </table:table-cell>
          <table:table-cell office:value-type="string">
            <text:p>Problemas del Desarrol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ECONOMIA <text:s text:c="41"/></text:p>
          </table:table-cell>
          <table:table-cell office:value-type="string">
            <text:p>Produção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5829</text:p>
          </table:table-cell>
          <table:table-cell office:value-type="string">
            <text:p>ECONOMIA <text:s text:c="41"/></text:p>
          </table:table-cell>
          <table:table-cell office:value-type="string">
            <text:p>Public Cho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88</text:p>
          </table:table-cell>
          <table:table-cell office:value-type="string">
            <text:p>ECONOMIA <text:s text:c="41"/></text:p>
          </table:table-cell>
          <table:table-cell office:value-type="string">
            <text:p>Quantitative Fina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4607</text:p>
          </table:table-cell>
          <table:table-cell office:value-type="string">
            <text:p>ECONOMIA <text:s text:c="41"/></text:p>
          </table:table-cell>
          <table:table-cell office:value-type="string">
            <text:p>Quarterly Review - Banca Nazionale del Lavoro (Cessou em 200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700</text:p>
          </table:table-cell>
          <table:table-cell office:value-type="string">
            <text:p>ECONOMIA <text:s text:c="41"/></text:p>
          </table:table-cell>
          <table:table-cell office:value-type="string">
            <text:p>RAC Eletrô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ECONOMIA <text:s text:c="41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334</text:p>
          </table:table-cell>
          <table:table-cell office:value-type="string">
            <text:p>ECONOMIA <text:s text:c="41"/></text:p>
          </table:table-cell>
          <table:table-cell office:value-type="string">
            <text:p>RAD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ECONOMIA <text:s text:c="41"/></text:p>
          </table:table-cell>
          <table:table-cell office:value-type="string">
            <text:p>RA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76</text:p>
          </table:table-cell>
          <table:table-cell office:value-type="string">
            <text:p>ECONOMIA <text:s text:c="41"/></text:p>
          </table:table-cell>
          <table:table-cell office:value-type="string">
            <text:p>RAM. Revista de Administração Mackenzi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51</text:p>
          </table:table-cell>
          <table:table-cell office:value-type="string">
            <text:p>ECONOMIA <text:s text:c="41"/></text:p>
          </table:table-cell>
          <table:table-cell office:value-type="string">
            <text:p>Rama : Revista em Agronegócio e Meio Ambi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000</text:p>
          </table:table-cell>
          <table:table-cell office:value-type="string">
            <text:p>ECONOMIA <text:s text:c="41"/></text:p>
          </table:table-cell>
          <table:table-cell office:value-type="string">
            <text:p>RBEE. Revista Brasileira de Economia de Empres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647</text:p>
          </table:table-cell>
          <table:table-cell office:value-type="string">
            <text:p>ECONOMIA <text:s text:c="41"/></text:p>
          </table:table-cell>
          <table:table-cell office:value-type="string">
            <text:p>RCA. Revista de Controle e Administ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ECONOMIA <text:s text:c="41"/></text:p>
          </table:table-cell>
          <table:table-cell office:value-type="string">
            <text:p>RDE. Revista de Desenvolvimento Econôm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8620</text:p>
          </table:table-cell>
          <table:table-cell office:value-type="string">
            <text:p>ECONOMIA <text:s text:c="41"/></text:p>
          </table:table-cell>
          <table:table-cell office:value-type="string">
            <text:p>Real Estate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484</text:p>
          </table:table-cell>
          <table:table-cell office:value-type="string">
            <text:p>ECONOMIA <text:s text:c="41"/></text:p>
          </table:table-cell>
          <table:table-cell office:value-type="string">
            <text:p>REBRAE. Revista Brasileira de Estraté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ECONOMIA <text:s text:c="41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276</text:p>
          </table:table-cell>
          <table:table-cell office:value-type="string">
            <text:p>ECONOMIA <text:s text:c="41"/></text:p>
          </table:table-cell>
          <table:table-cell office:value-type="string">
            <text:p>REGE. Revista de Gestão 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462</text:p>
          </table:table-cell>
          <table:table-cell office:value-type="string">
            <text:p>ECONOMIA <text:s text:c="41"/></text:p>
          </table:table-cell>
          <table:table-cell office:value-type="string">
            <text:p>Regional Science and Urban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3404</text:p>
          </table:table-cell>
          <table:table-cell office:value-type="string">
            <text:p>ECONOMIA <text:s text:c="41"/></text:p>
          </table:table-cell>
          <table:table-cell office:value-type="string">
            <text:p>Regional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7230</text:p>
          </table:table-cell>
          <table:table-cell office:value-type="string">
            <text:p>ECONOMIA <text:s text:c="41"/></text:p>
          </table:table-cell>
          <table:table-cell office:value-type="string">
            <text:p>Research in Political Econom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333</text:p>
          </table:table-cell>
          <table:table-cell office:value-type="string">
            <text:p>ECONOMIA <text:s text:c="41"/></text:p>
          </table:table-cell>
          <table:table-cell office:value-type="string">
            <text:p>Research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7655</text:p>
          </table:table-cell>
          <table:table-cell office:value-type="string">
            <text:p>ECONOMIA <text:s text:c="41"/></text:p>
          </table:table-cell>
          <table:table-cell office:value-type="string">
            <text:p>Resource and Energy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7195</text:p>
          </table:table-cell>
          <table:table-cell office:value-type="string">
            <text:p>ECONOMIA <text:s text:c="41"/></text:p>
          </table:table-cell>
          <table:table-cell office:value-type="string">
            <text:p>Review of Agricultural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2609</text:p>
          </table:table-cell>
          <table:table-cell office:value-type="string">
            <text:p>ECONOMIA <text:s text:c="41"/></text:p>
          </table:table-cell>
          <table:table-cell office:value-type="string">
            <text:p>Review of Business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2025</text:p>
          </table:table-cell>
          <table:table-cell office:value-type="string">
            <text:p>ECONOMIA <text:s text:c="41"/></text:p>
          </table:table-cell>
          <table:table-cell office:value-type="string">
            <text:p>Review of Economic Dyna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527</text:p>
          </table:table-cell>
          <table:table-cell office:value-type="string">
            <text:p>ECONOMIA <text:s text:c="41"/></text:p>
          </table:table-cell>
          <table:table-cell office:value-type="string">
            <text:p>Review of Economic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7576</text:p>
          </table:table-cell>
          <table:table-cell office:value-type="string">
            <text:p>ECONOMIA <text:s text:c="41"/></text:p>
          </table:table-cell>
          <table:table-cell office:value-type="string">
            <text:p>Review of International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2290</text:p>
          </table:table-cell>
          <table:table-cell office:value-type="string">
            <text:p>ECONOMIA <text:s text:c="41"/></text:p>
          </table:table-cell>
          <table:table-cell office:value-type="string">
            <text:p>Review of International Political Econom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259</text:p>
          </table:table-cell>
          <table:table-cell office:value-type="string">
            <text:p>ECONOMIA <text:s text:c="41"/></text:p>
          </table:table-cell>
          <table:table-cell office:value-type="string">
            <text:p>Review of Political Econom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764</text:p>
          </table:table-cell>
          <table:table-cell office:value-type="string">
            <text:p>ECONOMIA <text:s text:c="41"/></text:p>
          </table:table-cell>
          <table:table-cell office:value-type="string">
            <text:p>Review of Social Econom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1359</text:p>
          </table:table-cell>
          <table:table-cell office:value-type="string">
            <text:p>ECONOMIA <text:s text:c="41"/></text:p>
          </table:table-cell>
          <table:table-cell office:value-type="string">
            <text:p>Review of the Economic Research on Copyright Issues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ECONOMIA <text:s text:c="41"/></text:p>
          </table:table-cell>
          <table:table-cell office:value-type="string">
            <text:p>Revista ANGRA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64</text:p>
          </table:table-cell>
          <table:table-cell office:value-type="string">
            <text:p>ECONOMIA <text:s text:c="41"/></text:p>
          </table:table-cell>
          <table:table-cell office:value-type="string">
            <text:p>Revista ANPE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ECONOMIA <text:s text:c="41"/></text:p>
          </table:table-cell>
          <table:table-cell office:value-type="string">
            <text:p>Revista Árvo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91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Biblioteconomia e Document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23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Biomet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72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Direito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Econom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3X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Ener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953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Estudos Regionais e Urba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731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Finanç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Inov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63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Medicina Eqü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Recursos Hídr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ECONOMIA <text:s text:c="41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ECONOMIA <text:s text:c="41"/></text:p>
          </table:table-cell>
          <table:table-cell office:value-type="string">
            <text:p>Revista Ce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896</text:p>
          </table:table-cell>
          <table:table-cell office:value-type="string">
            <text:p>ECONOMIA <text:s text:c="41"/></text:p>
          </table:table-cell>
          <table:table-cell office:value-type="string">
            <text:p>Revista Ciências Administrativas (UNIF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77</text:p>
          </table:table-cell>
          <table:table-cell office:value-type="string">
            <text:p>ECONOMIA <text:s text:c="41"/></text:p>
          </table:table-cell>
          <table:table-cell office:value-type="string">
            <text:p>Revista Contabilidade &amp; Finanç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483</text:p>
          </table:table-cell>
          <table:table-cell office:value-type="string">
            <text:p>ECONOMIA <text:s text:c="41"/></text:p>
          </table:table-cell>
          <table:table-cell office:value-type="string">
            <text:p>Revista da ABET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439</text:p>
          </table:table-cell>
          <table:table-cell office:value-type="string">
            <text:p>ECONOMIA <text:s text:c="41"/></text:p>
          </table:table-cell>
          <table:table-cell office:value-type="string">
            <text:p>Revista da ABE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05</text:p>
          </table:table-cell>
          <table:table-cell office:value-type="string">
            <text:p>ECONOMIA <text:s text:c="41"/></text:p>
          </table:table-cell>
          <table:table-cell office:value-type="string">
            <text:p>Revista da Pesquisa &amp;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79</text:p>
          </table:table-cell>
          <table:table-cell office:value-type="string">
            <text:p>ECONOMIA <text:s text:c="41"/></text:p>
          </table:table-cell>
          <table:table-cell office:value-type="string">
            <text:p>Revista da Sociedade Brasileira de Economia Polí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ECONOMIA <text:s text:c="41"/></text:p>
          </table:table-cell>
          <table:table-cell office:value-type="string">
            <text:p>Revista de Administração (FEA-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525</text:p>
          </table:table-cell>
          <table:table-cell office:value-type="string">
            <text:p>ECONOMIA <text:s text:c="41"/></text:p>
          </table:table-cell>
          <table:table-cell office:value-type="string">
            <text:p>Revista de Administração (URI. Frederico Westphal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04</text:p>
          </table:table-cell>
          <table:table-cell office:value-type="string">
            <text:p>ECONOMIA <text:s text:c="41"/></text:p>
          </table:table-cell>
          <table:table-cell office:value-type="string">
            <text:p>Revista de Administração Municip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ECONOMIA <text:s text:c="41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5927</text:p>
          </table:table-cell>
          <table:table-cell office:value-type="string">
            <text:p>ECONOMIA <text:s text:c="41"/></text:p>
          </table:table-cell>
          <table:table-cell office:value-type="string">
            <text:p>Revista de Análisis Económ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361</text:p>
          </table:table-cell>
          <table:table-cell office:value-type="string">
            <text:p>ECONOMIA <text:s text:c="41"/></text:p>
          </table:table-cell>
          <table:table-cell office:value-type="string">
            <text:p>Revista de Biblioteconomia e Comunicacao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417</text:p>
          </table:table-cell>
          <table:table-cell office:value-type="string">
            <text:p>ECONOMIA <text:s text:c="41"/></text:p>
          </table:table-cell>
          <table:table-cell office:value-type="string">
            <text:p>Revista de Ciencia Política (Santiago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86</text:p>
          </table:table-cell>
          <table:table-cell office:value-type="string">
            <text:p>ECONOMIA <text:s text:c="41"/></text:p>
          </table:table-cell>
          <table:table-cell office:value-type="string">
            <text:p>Revista de Contabilidade e Organizaç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39</text:p>
          </table:table-cell>
          <table:table-cell office:value-type="string">
            <text:p>ECONOMIA <text:s text:c="41"/></text:p>
          </table:table-cell>
          <table:table-cell office:value-type="string">
            <text:p>Revista de Direit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03</text:p>
          </table:table-cell>
          <table:table-cell office:value-type="string">
            <text:p>ECONOMIA <text:s text:c="41"/></text:p>
          </table:table-cell>
          <table:table-cell office:value-type="string">
            <text:p>Revista de Direito Bancário do Mercado de Capitais e da Arbitr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18</text:p>
          </table:table-cell>
          <table:table-cell office:value-type="string">
            <text:p>ECONOMIA <text:s text:c="41"/></text:p>
          </table:table-cell>
          <table:table-cell office:value-type="string">
            <text:p>Revista de Direito Bancário e do Mercado de Capi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287</text:p>
          </table:table-cell>
          <table:table-cell office:value-type="string">
            <text:p>ECONOMIA <text:s text:c="41"/></text:p>
          </table:table-cell>
          <table:table-cell office:value-type="string">
            <text:p>Revista de Direito da Concorr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02</text:p>
          </table:table-cell>
          <table:table-cell office:value-type="string">
            <text:p>ECONOMIA <text:s text:c="41"/></text:p>
          </table:table-cell>
          <table:table-cell office:value-type="string">
            <text:p>Revista de Direito Público da Econo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12</text:p>
          </table:table-cell>
          <table:table-cell office:value-type="string">
            <text:p>ECONOMIA <text:s text:c="41"/></text:p>
          </table:table-cell>
          <table:table-cell office:value-type="string">
            <text:p>Revista de Economet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73</text:p>
          </table:table-cell>
          <table:table-cell office:value-type="string">
            <text:p>ECONOMIA <text:s text:c="41"/></text:p>
          </table:table-cell>
          <table:table-cell office:value-type="string">
            <text:p>Revista de Economia &amp; Relações Internacion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5782</text:p>
          </table:table-cell>
          <table:table-cell office:value-type="string">
            <text:p>ECONOMIA <text:s text:c="41"/></text:p>
          </table:table-cell>
          <table:table-cell office:value-type="string">
            <text:p>Revista de Economi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5546</text:p>
          </table:table-cell>
          <table:table-cell office:value-type="string">
            <text:p>ECONOMIA <text:s text:c="41"/></text:p>
          </table:table-cell>
          <table:table-cell office:value-type="string">
            <text:p>Revista de economía - Banco Central del Uruguay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771</text:p>
          </table:table-cell>
          <table:table-cell office:value-type="string">
            <text:p>ECONOMIA <text:s text:c="41"/></text:p>
          </table:table-cell>
          <table:table-cell office:value-type="string">
            <text:p>Revista de Economia Agrícol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48</text:p>
          </table:table-cell>
          <table:table-cell office:value-type="string">
            <text:p>ECONOMIA <text:s text:c="41"/></text:p>
          </table:table-cell>
          <table:table-cell office:value-type="string">
            <text:p>Revista de Economia Contemporâne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08</text:p>
          </table:table-cell>
          <table:table-cell office:value-type="string">
            <text:p>ECONOMIA <text:s text:c="41"/></text:p>
          </table:table-cell>
          <table:table-cell office:value-type="string">
            <text:p>Revista de Economia e Administr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614</text:p>
          </table:table-cell>
          <table:table-cell office:value-type="string">
            <text:p>ECONOMIA <text:s text:c="41"/></text:p>
          </table:table-cell>
          <table:table-cell office:value-type="string">
            <text:p>Revista de Economia e Agronegóc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ECONOMIA <text:s text:c="41"/></text:p>
          </table:table-cell>
          <table:table-cell office:value-type="string">
            <text:p>Revista de Economia e Sociologia Rur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002</text:p>
          </table:table-cell>
          <table:table-cell office:value-type="string">
            <text:p>ECONOMIA <text:s text:c="41"/></text:p>
          </table:table-cell>
          <table:table-cell office:value-type="string">
            <text:p>Revista de Economia Mackenzi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ECONOMIA <text:s text:c="41"/></text:p>
          </table:table-cell>
          <table:table-cell office:value-type="string">
            <text:p>Revista de Economia Polí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75</text:p>
          </table:table-cell>
          <table:table-cell office:value-type="string">
            <text:p>ECONOMIA <text:s text:c="41"/></text:p>
          </table:table-cell>
          <table:table-cell office:value-type="string">
            <text:p>Revista de Estudos Economicos (U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4X</text:p>
          </table:table-cell>
          <table:table-cell office:value-type="string">
            <text:p>ECONOMIA <text:s text:c="41"/></text:p>
          </table:table-cell>
          <table:table-cell office:value-type="string">
            <text:p>Revista de Estudos Sociais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ECONOMIA <text:s text:c="41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640</text:p>
          </table:table-cell>
          <table:table-cell office:value-type="string">
            <text:p>ECONOMIA <text:s text:c="41"/></text:p>
          </table:table-cell>
          <table:table-cell office:value-type="string">
            <text:p>Revista de Gestão da Tecnologia e Sistemas de Inform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967</text:p>
          </table:table-cell>
          <table:table-cell office:value-type="string">
            <text:p>ECONOMIA <text:s text:c="41"/></text:p>
          </table:table-cell>
          <table:table-cell office:value-type="string">
            <text:p>Revista de Informação Contábil (UFP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0257</text:p>
          </table:table-cell>
          <table:table-cell office:value-type="string">
            <text:p>ECONOMIA <text:s text:c="41"/></text:p>
          </table:table-cell>
          <table:table-cell office:value-type="string">
            <text:p>Revista de la CEPAL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ECONOMIA <text:s text:c="41"/></text:p>
          </table:table-cell>
          <table:table-cell office:value-type="string">
            <text:p>Revista de Política Agrí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3X</text:p>
          </table:table-cell>
          <table:table-cell office:value-type="string">
            <text:p>ECONOMIA <text:s text:c="41"/></text:p>
          </table:table-cell>
          <table:table-cell office:value-type="string">
            <text:p>Revista de Previdênci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ECONOMIA <text:s text:c="41"/></text:p>
          </table:table-cell>
          <table:table-cell office:value-type="string">
            <text:p>Revista de Saúde Pública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6896</text:p>
          </table:table-cell>
          <table:table-cell office:value-type="string">
            <text:p>ECONOMIA <text:s text:c="41"/></text:p>
          </table:table-cell>
          <table:table-cell office:value-type="string">
            <text:p>Revista del Instituto Internacional de Cos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062</text:p>
          </table:table-cell>
          <table:table-cell office:value-type="string">
            <text:p>ECONOMIA <text:s text:c="41"/></text:p>
          </table:table-cell>
          <table:table-cell office:value-type="string">
            <text:p>Revista Desen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ECONOMIA <text:s text:c="41"/></text:p>
          </table:table-cell>
          <table:table-cell office:value-type="string">
            <text:p>Revista do CCE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57</text:p>
          </table:table-cell>
          <table:table-cell office:value-type="string">
            <text:p>ECONOMIA <text:s text:c="41"/></text:p>
          </table:table-cell>
          <table:table-cell office:value-type="string">
            <text:p>Revista do IBRA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618</text:p>
          </table:table-cell>
          <table:table-cell office:value-type="string">
            <text:p>ECONOMIA <text:s text:c="41"/></text:p>
          </table:table-cell>
          <table:table-cell office:value-type="string">
            <text:p>Revista Economia em Debate (UR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ECONOMIA <text:s text:c="41"/></text:p>
          </table:table-cell>
          <table:table-cell office:value-type="string">
            <text:p>Revista Econômica do Nordes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79</text:p>
          </table:table-cell>
          <table:table-cell office:value-type="string">
            <text:p>ECONOMIA <text:s text:c="41"/></text:p>
          </table:table-cell>
          <table:table-cell office:value-type="string">
            <text:p>Revista Gestão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ECONOMIA <text:s text:c="41"/></text:p>
          </table:table-cell>
          <table:table-cell office:value-type="string">
            <text:p>Revista Gestão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7X</text:p>
          </table:table-cell>
          <table:table-cell office:value-type="string">
            <text:p>ECONOMIA <text:s text:c="41"/></text:p>
          </table:table-cell>
          <table:table-cell office:value-type="string">
            <text:p>Revista IDE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2587</text:p>
          </table:table-cell>
          <table:table-cell office:value-type="string">
            <text:p>ECONOMIA <text:s text:c="41"/></text:p>
          </table:table-cell>
          <table:table-cell office:value-type="string">
            <text:p>Revista Internacional de Língua Portugue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434</text:p>
          </table:table-cell>
          <table:table-cell office:value-type="string">
            <text:p>ECONOMIA <text:s text:c="41"/></text:p>
          </table:table-cell>
          <table:table-cell office:value-type="string">
            <text:p>Revista Internacional de Língua Portuguesa (Pelo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753</text:p>
          </table:table-cell>
          <table:table-cell office:value-type="string">
            <text:p>ECONOMIA <text:s text:c="41"/></text:p>
          </table:table-cell>
          <table:table-cell office:value-type="string">
            <text:p>Revista Jurídica da Universidade de Cuiab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6916</text:p>
          </table:table-cell>
          <table:table-cell office:value-type="string">
            <text:p>ECONOMIA <text:s text:c="41"/></text:p>
          </table:table-cell>
          <table:table-cell office:value-type="string">
            <text:p>Revista Paranaense d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ECONOMIA <text:s text:c="41"/></text:p>
          </table:table-cell>
          <table:table-cell office:value-type="string">
            <text:p>Revista 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6411</text:p>
          </table:table-cell>
          <table:table-cell office:value-type="string">
            <text:p>ECONOMIA <text:s text:c="41"/></text:p>
          </table:table-cell>
          <table:table-cell office:value-type="string">
            <text:p>Revista Venezolana de Economía y Ciencias Soci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2630</text:p>
          </table:table-cell>
          <table:table-cell office:value-type="string">
            <text:p>ECONOMIA <text:s text:c="41"/></text:p>
          </table:table-cell>
          <table:table-cell office:value-type="string">
            <text:p>Revue d'Économie Politiqu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0-7307</text:p>
          </table:table-cell>
          <table:table-cell office:value-type="string">
            <text:p>ECONOMIA <text:s text:c="41"/></text:p>
          </table:table-cell>
          <table:table-cell office:value-type="string">
            <text:p>Revue d'Économie Régionale et Urba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4-7056</text:p>
          </table:table-cell>
          <table:table-cell office:value-type="string">
            <text:p>ECONOMIA <text:s text:c="41"/></text:p>
          </table:table-cell>
          <table:table-cell office:value-type="string">
            <text:p>Revue Sciences de Ges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264</text:p>
          </table:table-cell>
          <table:table-cell office:value-type="string">
            <text:p>ECONOMIA <text:s text:c="41"/></text:p>
          </table:table-cell>
          <table:table-cell office:value-type="string">
            <text:p>RGE. Revista de Gestão e Econom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2X</text:p>
          </table:table-cell>
          <table:table-cell office:value-type="string">
            <text:p>ECONOMIA <text:s text:c="41"/></text:p>
          </table:table-cell>
          <table:table-cell office:value-type="string">
            <text:p>RILA. Revista de Integração Latino-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22</text:p>
          </table:table-cell>
          <table:table-cell office:value-type="string">
            <text:p>ECONOMIA <text:s text:c="41"/></text:p>
          </table:table-cell>
          <table:table-cell office:value-type="string">
            <text:p>Rumo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7-0553</text:p>
          </table:table-cell>
          <table:table-cell office:value-type="string">
            <text:p>ECONOMIA <text:s text:c="41"/></text:p>
          </table:table-cell>
          <table:table-cell office:value-type="string">
            <text:p>RURDS. Review of Urban and Regional Development Studi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98</text:p>
          </table:table-cell>
          <table:table-cell office:value-type="string">
            <text:p>ECONOMIA <text:s text:c="41"/></text:p>
          </table:table-cell>
          <table:table-cell office:value-type="string">
            <text:p>Ruri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079</text:p>
          </table:table-cell>
          <table:table-cell office:value-type="string">
            <text:p>ECONOMIA <text:s text:c="41"/></text:p>
          </table:table-cell>
          <table:table-cell office:value-type="string">
            <text:p>RVeconomia (Rio Ver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60</text:p>
          </table:table-cell>
          <table:table-cell office:value-type="string">
            <text:p>ECONOMIA <text:s text:c="41"/></text:p>
          </table:table-cell>
          <table:table-cell office:value-type="string">
            <text:p>S &amp; G. Sistemas &amp; Gest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237</text:p>
          </table:table-cell>
          <table:table-cell office:value-type="string">
            <text:p>ECONOMIA <text:s text:c="41"/></text:p>
          </table:table-cell>
          <table:table-cell office:value-type="string">
            <text:p>Science &amp; Society (New York, N.Y. 193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9292</text:p>
          </table:table-cell>
          <table:table-cell office:value-type="string">
            <text:p>ECONOMIA <text:s text:c="41"/></text:p>
          </table:table-cell>
          <table:table-cell office:value-type="string">
            <text:p>Scottish Journal of Political Econom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ECONOMIA <text:s text:c="41"/></text:p>
          </table:table-cell>
          <table:table-cell office:value-type="string">
            <text:p>Scripta Nova (Barcelo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23</text:p>
          </table:table-cell>
          <table:table-cell office:value-type="string">
            <text:p>ECONOMIA <text:s text:c="41"/></text:p>
          </table:table-cell>
          <table:table-cell office:value-type="string">
            <text:p>Segurança Alimentar e Nutri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15</text:p>
          </table:table-cell>
          <table:table-cell office:value-type="string">
            <text:p>ECONOMIA <text:s text:c="41"/></text:p>
          </table:table-cell>
          <table:table-cell office:value-type="string">
            <text:p>Sinai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8X</text:p>
          </table:table-cell>
          <table:table-cell office:value-type="string">
            <text:p>ECONOMIA <text:s text:c="41"/></text:p>
          </table:table-cell>
          <table:table-cell office:value-type="string">
            <text:p>Small Business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913</text:p>
          </table:table-cell>
          <table:table-cell office:value-type="string">
            <text:p>ECONOMIA <text:s text:c="41"/></text:p>
          </table:table-cell>
          <table:table-cell office:value-type="string">
            <text:p>Small Business Economics (Dordrecht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1714</text:p>
          </table:table-cell>
          <table:table-cell office:value-type="string">
            <text:p>ECONOMIA <text:s text:c="41"/></text:p>
          </table:table-cell>
          <table:table-cell office:value-type="string">
            <text:p>Social Choice and Welf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ECONOMIA <text:s text:c="41"/></text:p>
          </table:table-cell>
          <table:table-cell office:value-type="string">
            <text:p>Sociedade e Cultur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098</text:p>
          </table:table-cell>
          <table:table-cell office:value-type="string">
            <text:p>ECONOMIA <text:s text:c="41"/></text:p>
          </table:table-cell>
          <table:table-cell office:value-type="string">
            <text:p>Solid State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4038</text:p>
          </table:table-cell>
          <table:table-cell office:value-type="string">
            <text:p>ECONOMIA <text:s text:c="41"/></text:p>
          </table:table-cell>
          <table:table-cell office:value-type="string">
            <text:p>Southern Economic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49X</text:p>
          </table:table-cell>
          <table:table-cell office:value-type="string">
            <text:p>ECONOMIA <text:s text:c="41"/></text:p>
          </table:table-cell>
          <table:table-cell office:value-type="string">
            <text:p>Structural Change and Economic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606</text:p>
          </table:table-cell>
          <table:table-cell office:value-type="string">
            <text:p>ECONOMIA <text:s text:c="41"/></text:p>
          </table:table-cell>
          <table:table-cell office:value-type="string">
            <text:p>Studies in Comparative International Develop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7-8552</text:p>
          </table:table-cell>
          <table:table-cell office:value-type="string">
            <text:p>ECONOMIA <text:s text:c="41"/></text:p>
          </table:table-cell>
          <table:table-cell office:value-type="string">
            <text:p>Studies in Political Econom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ECONOMIA <text:s text:c="41"/></text:p>
          </table:table-cell>
          <table:table-cell office:value-type="string">
            <text:p>TD. Teoria e Deb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5961</text:p>
          </table:table-cell>
          <table:table-cell office:value-type="string">
            <text:p>ECONOMIA <text:s text:c="41"/></text:p>
          </table:table-cell>
          <table:table-cell office:value-type="string">
            <text:p>Telecommunications Polic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ECONOMIA <text:s text:c="41"/></text:p>
          </table:table-cell>
          <table:table-cell office:value-type="string">
            <text:p>Teoria e Evidencia Economica (UP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7-5551</text:p>
          </table:table-cell>
          <table:table-cell office:value-type="string">
            <text:p>ECONOMIA <text:s text:c="41"/></text:p>
          </table:table-cell>
          <table:table-cell office:value-type="string">
            <text:p>Terminal (Paris. 198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17</text:p>
          </table:table-cell>
          <table:table-cell office:value-type="string">
            <text:p>ECONOMIA <text:s text:c="41"/></text:p>
          </table:table-cell>
          <table:table-cell office:value-type="string">
            <text:p>Textos de Econo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282</text:p>
          </table:table-cell>
          <table:table-cell office:value-type="string">
            <text:p>ECONOMIA <text:s text:c="41"/></text:p>
          </table:table-cell>
          <table:table-cell office:value-type="string">
            <text:p>The American Economic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0-1864</text:p>
          </table:table-cell>
          <table:table-cell office:value-type="string">
            <text:p>ECONOMIA <text:s text:c="41"/></text:p>
          </table:table-cell>
          <table:table-cell office:value-type="string">
            <text:p>The Annals of Region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1682</text:p>
          </table:table-cell>
          <table:table-cell office:value-type="string">
            <text:p>ECONOMIA <text:s text:c="41"/></text:p>
          </table:table-cell>
          <table:table-cell office:value-type="string">
            <text:p>The B.E. Journal of Economic Analysis &amp; Poli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1690</text:p>
          </table:table-cell>
          <table:table-cell office:value-type="string">
            <text:p>ECONOMIA <text:s text:c="41"/></text:p>
          </table:table-cell>
          <table:table-cell office:value-type="string">
            <text:p>The B.E. Journal of Macro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3072</text:p>
          </table:table-cell>
          <table:table-cell office:value-type="string">
            <text:p>ECONOMIA <text:s text:c="41"/></text:p>
          </table:table-cell>
          <table:table-cell office:value-type="string">
            <text:p>The Cato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8997</text:p>
          </table:table-cell>
          <table:table-cell office:value-type="string">
            <text:p>ECONOMIA <text:s text:c="41"/></text:p>
          </table:table-cell>
          <table:table-cell office:value-type="string">
            <text:p>The Empirical Economics Lett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574</text:p>
          </table:table-cell>
          <table:table-cell office:value-type="string">
            <text:p>ECONOMIA <text:s text:c="41"/></text:p>
          </table:table-cell>
          <table:table-cell office:value-type="string">
            <text:p>The Energy Journal (Cambridge, Mass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98</text:p>
          </table:table-cell>
          <table:table-cell office:value-type="string">
            <text:p>ECONOMIA <text:s text:c="41"/></text:p>
          </table:table-cell>
          <table:table-cell office:value-type="string">
            <text:p>The Journal of Business (Chicago, Ill.) (Cessou em 200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85</text:p>
          </table:table-cell>
          <table:table-cell office:value-type="string">
            <text:p>ECONOMIA <text:s text:c="41"/></text:p>
          </table:table-cell>
          <table:table-cell office:value-type="string">
            <text:p>The Journal of Economic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507</text:p>
          </table:table-cell>
          <table:table-cell office:value-type="string">
            <text:p>ECONOMIA <text:s text:c="41"/></text:p>
          </table:table-cell>
          <table:table-cell office:value-type="string">
            <text:p>The Journal of Economic Hist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3309</text:p>
          </table:table-cell>
          <table:table-cell office:value-type="string">
            <text:p>ECONOMIA <text:s text:c="41"/></text:p>
          </table:table-cell>
          <table:table-cell office:value-type="string">
            <text:p>The Journal of Economic Perspectiv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82</text:p>
          </table:table-cell>
          <table:table-cell office:value-type="string">
            <text:p>ECONOMIA <text:s text:c="41"/></text:p>
          </table:table-cell>
          <table:table-cell office:value-type="string">
            <text:p>The Journal of Finance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6X</text:p>
          </table:table-cell>
          <table:table-cell office:value-type="string">
            <text:p>ECONOMIA <text:s text:c="41"/></text:p>
          </table:table-cell>
          <table:table-cell office:value-type="string">
            <text:p>The Journal of Human Resour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186</text:p>
          </table:table-cell>
          <table:table-cell office:value-type="string">
            <text:p>ECONOMIA <text:s text:c="41"/></text:p>
          </table:table-cell>
          <table:table-cell office:value-type="string">
            <text:p>The Journal of Law &amp; Ec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1289</text:p>
          </table:table-cell>
          <table:table-cell office:value-type="string">
            <text:p>ECONOMIA <text:s text:c="41"/></text:p>
          </table:table-cell>
          <table:table-cell office:value-type="string">
            <text:p>The Journal of Policy Refor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5357</text:p>
          </table:table-cell>
          <table:table-cell office:value-type="string">
            <text:p>ECONOMIA <text:s text:c="41"/></text:p>
          </table:table-cell>
          <table:table-cell office:value-type="string">
            <text:p>The Journal of Socio-econom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533</text:p>
          </table:table-cell>
          <table:table-cell office:value-type="string">
            <text:p>ECONOMIA <text:s text:c="41"/></text:p>
          </table:table-cell>
          <table:table-cell office:value-type="string">
            <text:p>The Quarterly Journal of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9769</text:p>
          </table:table-cell>
          <table:table-cell office:value-type="string">
            <text:p>ECONOMIA <text:s text:c="41"/></text:p>
          </table:table-cell>
          <table:table-cell office:value-type="string">
            <text:p>The Quarterly Review of Economics and Fina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6261</text:p>
          </table:table-cell>
          <table:table-cell office:value-type="string">
            <text:p>ECONOMIA <text:s text:c="41"/></text:p>
          </table:table-cell>
          <table:table-cell office:value-type="string">
            <text:p>The Rand Journal of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446</text:p>
          </table:table-cell>
          <table:table-cell office:value-type="string">
            <text:p>ECONOMIA <text:s text:c="41"/></text:p>
          </table:table-cell>
          <table:table-cell office:value-type="string">
            <text:p>The Review of Black Political Econom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535</text:p>
          </table:table-cell>
          <table:table-cell office:value-type="string">
            <text:p>ECONOMIA <text:s text:c="41"/></text:p>
          </table:table-cell>
          <table:table-cell office:value-type="string">
            <text:p>The Review of Economics and Stat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9454</text:p>
          </table:table-cell>
          <table:table-cell office:value-type="string">
            <text:p>ECONOMIA <text:s text:c="41"/></text:p>
          </table:table-cell>
          <table:table-cell office:value-type="string">
            <text:p>The Review of Financial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586</text:p>
          </table:table-cell>
          <table:table-cell office:value-type="string">
            <text:p>ECONOMIA <text:s text:c="41"/></text:p>
          </table:table-cell>
          <table:table-cell office:value-type="string">
            <text:p>The Review of Income and W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134</text:p>
          </table:table-cell>
          <table:table-cell office:value-type="string">
            <text:p>ECONOMIA <text:s text:c="41"/></text:p>
          </table:table-cell>
          <table:table-cell office:value-type="string">
            <text:p>The Review of Radical Political Ec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7-0520</text:p>
          </table:table-cell>
          <table:table-cell office:value-type="string">
            <text:p>ECONOMIA <text:s text:c="41"/></text:p>
          </table:table-cell>
          <table:table-cell office:value-type="string">
            <text:p>The Scandinavian Journal of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6770</text:p>
          </table:table-cell>
          <table:table-cell office:value-type="string">
            <text:p>ECONOMIA <text:s text:c="41"/></text:p>
          </table:table-cell>
          <table:table-cell office:value-type="string">
            <text:p>The World Bank Economic Review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3032</text:p>
          </table:table-cell>
          <table:table-cell office:value-type="string">
            <text:p>ECONOMIA <text:s text:c="41"/></text:p>
          </table:table-cell>
          <table:table-cell office:value-type="string">
            <text:p>The World Bank Research Observer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747X</text:p>
          </table:table-cell>
          <table:table-cell office:value-type="string">
            <text:p>ECONOMIA <text:s text:c="41"/></text:p>
          </table:table-cell>
          <table:table-cell office:value-type="string">
            <text:p>Tijdschrift voor Economische en Sociale Geografie / Dutch Journal of Economic and Social Geograph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8564</text:p>
          </table:table-cell>
          <table:table-cell office:value-type="string">
            <text:p>ECONOMIA <text:s text:c="41"/></text:p>
          </table:table-cell>
          <table:table-cell office:value-type="string">
            <text:p>Transportation Research. Part A, Policy and Practi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3011</text:p>
          </table:table-cell>
          <table:table-cell office:value-type="string">
            <text:p>ECONOMIA <text:s text:c="41"/></text:p>
          </table:table-cell>
          <table:table-cell office:value-type="string">
            <text:p>Trimestre Económ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41</text:p>
          </table:table-cell>
          <table:table-cell office:value-type="string">
            <text:p>ECONOMIA <text:s text:c="41"/></text:p>
          </table:table-cell>
          <table:table-cell office:value-type="string">
            <text:p>Turismo em Analise (Cessou em 2007. Cont. ISSN 1984-4867 Revista Turismo em Anális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011</text:p>
          </table:table-cell>
          <table:table-cell office:value-type="string">
            <text:p>ECONOMIA <text:s text:c="41"/></text:p>
          </table:table-cell>
          <table:table-cell office:value-type="string">
            <text:p>UnB Contábil (Cessou em 2007. Cont. ISSN 1984-3925 Contabilidade, Gestão e Governanç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4-370X</text:p>
          </table:table-cell>
          <table:table-cell office:value-type="string">
            <text:p>ECONOMIA <text:s text:c="41"/></text:p>
          </table:table-cell>
          <table:table-cell office:value-type="string">
            <text:p>UNCTAD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427</text:p>
          </table:table-cell>
          <table:table-cell office:value-type="string">
            <text:p>ECONOMIA <text:s text:c="41"/></text:p>
          </table:table-cell>
          <table:table-cell office:value-type="string">
            <text:p>UNOPAR Científica. Ciências Jurídicas e Empresar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1787</text:p>
          </table:table-cell>
          <table:table-cell office:value-type="string">
            <text:p>ECONOMIA <text:s text:c="41"/></text:p>
          </table:table-cell>
          <table:table-cell office:value-type="string">
            <text:p>Utilities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2953</text:p>
          </table:table-cell>
          <table:table-cell office:value-type="string">
            <text:p>ECONOMIA <text:s text:c="41"/></text:p>
          </table:table-cell>
          <table:table-cell office:value-type="string">
            <text:p>Well-Being and Social Polic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2636</text:p>
          </table:table-cell>
          <table:table-cell office:value-type="string">
            <text:p>ECONOMIA <text:s text:c="41"/></text:p>
          </table:table-cell>
          <table:table-cell office:value-type="string">
            <text:p>Weltwirtschaftliches Archiv / Review of World Economics (1913. Print) (Cessou em 2002. Cont. 1610-2878 Review of World Economics (2003. 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0X</text:p>
          </table:table-cell>
          <table:table-cell office:value-type="string">
            <text:p>ECONOMIA <text:s text:c="41"/></text:p>
          </table:table-cell>
          <table:table-cell office:value-type="string">
            <text:p>Worl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920</text:p>
          </table:table-cell>
          <table:table-cell office:value-type="string">
            <text:p>ECONOMIA <text:s text:c="41"/></text:p>
          </table:table-cell>
          <table:table-cell office:value-type="string">
            <text:p>World Econom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8:59</dc:date>
    <dc:creator>Marco Silva</dc:creator>
    <meta:document-statistic meta:table-count="1" meta:cell-count="2455" meta:object-count="0"/>
    <meta:generator>OpenOffice.org/3.2$Unix OpenOffice.org_project/320m12$Build-9483</meta:generator>
  </office:meta>
</office:document-meta>
</file>